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Pictures/100002010000001C0000001893D8F042C6A945DB.png" manifest:media-type="image/png"/>
  <manifest:file-entry manifest:full-path="Pictures/10000312000002E50000027B50A829AA25BF1EA1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4.191cm" fo:margin-left="0cm" fo:margin-top="0cm" fo:margin-bottom="0cm" table:align="left" style:writing-mode="lr-tb"/>
    </style:style>
    <style:style style:name="Table2.A" style:family="table-column">
      <style:table-column-properties style:column-width="4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5.921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0.912cm" style:rel-column-width="3755*"/>
    </style:style>
    <style:style style:name="Table3.B" style:family="table-column">
      <style:table-column-properties style:column-width="15.009cm" style:rel-column-width="6177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8e4f3" fo:padding="0.265cm" fo:border="none">
        <style:background-image/>
      </style:table-cell-properties>
    </style:style>
    <style:style style:name="Table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.A2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4.191cm" fo:margin-left="0cm" fo:margin-top="0cm" fo:margin-bottom="0cm" table:align="left" style:writing-mode="lr-tb"/>
    </style:style>
    <style:style style:name="Table2.A" style:family="table-column">
      <style:table-column-properties style:column-width="4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4" style:family="table">
      <style:table-properties style:width="2.561cm" fo:margin-left="0cm" fo:margin-top="0cm" fo:margin-bottom="0cm" table:align="left" style:writing-mode="lr-tb"/>
    </style:style>
    <style:style style:name="Table4.A" style:family="table-column">
      <style:table-column-properties style:column-width="2.5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4.191cm" fo:margin-left="0cm" fo:margin-top="0cm" fo:margin-bottom="0cm" table:align="left" style:writing-mode="lr-tb"/>
    </style:style>
    <style:style style:name="Table5.A" style:family="table-column">
      <style:table-column-properties style:column-width="4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037cm" fo:margin-left="0cm" fo:margin-top="0cm" fo:margin-bottom="0cm" table:align="left" style:writing-mode="lr-tb"/>
    </style:style>
    <style:style style:name="Table6.A" style:family="table-column">
      <style:table-column-properties style:column-width="1.03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5.921cm" style:rel-width="100%" fo:margin-left="0cm" fo:margin-top="0cm" fo:margin-bottom="0cm" table:align="left" style:writing-mode="lr-tb"/>
    </style:style>
    <style:style style:name="Table8.A" style:family="table-column">
      <style:table-column-properties style:column-width="0.91cm" style:rel-column-width="3748*"/>
    </style:style>
    <style:style style:name="Table8.B" style:family="table-column">
      <style:table-column-properties style:column-width="15.011cm" style:rel-column-width="61786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8e4f3" fo:padding="0.265cm" fo:border="none">
        <style:background-image/>
      </style:table-cell-properties>
    </style:style>
    <style:style style:name="Table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.A2" style:family="table-cell">
      <style:table-cell-properties style:vertical-align="middle" fo:padding-left="0.529cm" fo:padding-right="0.265cm" fo:padding-top="0.265cm" fo:padding-bottom="0.265cm" fo:border="none"/>
    </style:style>
    <style:style style:name="Table8.A4" style:family="table-cell">
      <style:table-cell-properties style:vertical-align="middle" fo:padding-left="0.529cm" fo:padding-right="0.265cm" fo:padding-top="0.265cm" fo:padding-bottom="0.265cm" fo:border="none"/>
    </style:style>
    <style:style style:name="Table4" style:family="table">
      <style:table-properties style:width="2.561cm" fo:margin-left="0cm" fo:margin-top="0cm" fo:margin-bottom="0cm" table:align="left" style:writing-mode="lr-tb"/>
    </style:style>
    <style:style style:name="Table4.A" style:family="table-column">
      <style:table-column-properties style:column-width="2.5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4.191cm" fo:margin-left="0cm" fo:margin-top="0cm" fo:margin-bottom="0cm" table:align="left" style:writing-mode="lr-tb"/>
    </style:style>
    <style:style style:name="Table5.A" style:family="table-column">
      <style:table-column-properties style:column-width="4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037cm" fo:margin-left="0cm" fo:margin-top="0cm" fo:margin-bottom="0cm" table:align="left" style:writing-mode="lr-tb"/>
    </style:style>
    <style:style style:name="Table6.A" style:family="table-column">
      <style:table-column-properties style:column-width="1.03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9" style:family="table">
      <style:table-properties style:width="1.037cm" fo:margin-left="0cm" fo:margin-top="0cm" fo:margin-bottom="0cm" table:align="left" style:writing-mode="lr-tb"/>
    </style:style>
    <style:style style:name="Table9.A" style:family="table-column">
      <style:table-column-properties style:column-width="1.03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25cm" fo:margin-left="0cm" fo:margin-top="0cm" fo:margin-bottom="0cm" table:align="left" style:writing-mode="lr-tb"/>
    </style:style>
    <style:style style:name="Table10.A" style:family="table-column">
      <style:table-column-properties style:column-width="1.02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37cm" fo:margin-left="0cm" fo:margin-top="0cm" fo:margin-bottom="0cm" table:align="left" style:writing-mode="lr-tb"/>
    </style:style>
    <style:style style:name="Table11.A" style:family="table-column">
      <style:table-column-properties style:column-width="1.0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995cm" fo:margin-top="0cm" fo:margin-bottom="0cm" table:align="left" style:writing-mode="lr-tb"/>
    </style:style>
    <style:style style:name="Table12.A" style:family="table-column">
      <style:table-column-properties style:column-width="3.9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5.921cm" style:rel-width="100%" fo:margin-left="0cm" fo:margin-top="0cm" fo:margin-bottom="0cm" table:align="left" style:writing-mode="lr-tb"/>
    </style:style>
    <style:style style:name="Table13.A" style:family="table-column">
      <style:table-column-properties style:column-width="0.91cm" style:rel-column-width="3748*"/>
    </style:style>
    <style:style style:name="Table13.B" style:family="table-column">
      <style:table-column-properties style:column-width="15.011cm" style:rel-column-width="61786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8e4f3" fo:padding="0.265cm" fo:border="none">
        <style:background-image/>
      </style:table-cell-properties>
    </style:style>
    <style:style style:name="Table1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.A2" style:family="table-cell">
      <style:table-cell-properties style:vertical-align="middle" fo:padding-left="0.529cm" fo:padding-right="0.265cm" fo:padding-top="0.265cm" fo:padding-bottom="0.265cm" fo:border="none"/>
    </style:style>
    <style:style style:name="Table13.A4" style:family="table-cell">
      <style:table-cell-properties style:vertical-align="middle" fo:padding-left="0.529cm" fo:padding-right="0.265cm" fo:padding-top="0.265cm" fo:padding-bottom="0.265cm" fo:border="none"/>
    </style:style>
    <style:style style:name="Table9" style:family="table">
      <style:table-properties style:width="1.037cm" fo:margin-left="0cm" fo:margin-top="0cm" fo:margin-bottom="0cm" table:align="left" style:writing-mode="lr-tb"/>
    </style:style>
    <style:style style:name="Table9.A" style:family="table-column">
      <style:table-column-properties style:column-width="1.03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025cm" fo:margin-left="0cm" fo:margin-top="0cm" fo:margin-bottom="0cm" table:align="left" style:writing-mode="lr-tb"/>
    </style:style>
    <style:style style:name="Table10.A" style:family="table-column">
      <style:table-column-properties style:column-width="1.02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37cm" fo:margin-left="0cm" fo:margin-top="0cm" fo:margin-bottom="0cm" table:align="left" style:writing-mode="lr-tb"/>
    </style:style>
    <style:style style:name="Table11.A" style:family="table-column">
      <style:table-column-properties style:column-width="1.0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995cm" fo:margin-top="0cm" fo:margin-bottom="0cm" table:align="left" style:writing-mode="lr-tb"/>
    </style:style>
    <style:style style:name="Table12.A" style:family="table-column">
      <style:table-column-properties style:column-width="3.9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4" style:family="table">
      <style:table-properties style:width="7.011cm" fo:margin-top="0cm" fo:margin-bottom="0cm" table:align="left" style:writing-mode="lr-tb"/>
    </style:style>
    <style:style style:name="Table14.A" style:family="table-column">
      <style:table-column-properties style:column-width="7.01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191cm" fo:margin-left="0cm" fo:margin-top="0cm" fo:margin-bottom="0cm" table:align="left" style:writing-mode="lr-tb"/>
    </style:style>
    <style:style style:name="Table15.A" style:family="table-column">
      <style:table-column-properties style:column-width="4.19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328cm" fo:margin-left="0cm" fo:margin-top="0cm" fo:margin-bottom="0cm" table:align="left" style:writing-mode="lr-tb"/>
    </style:style>
    <style:style style:name="Table16.A" style:family="table-column">
      <style:table-column-properties style:column-width="2.328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328cm" fo:margin-left="0cm" fo:margin-top="0cm" fo:margin-bottom="0cm" table:align="left" style:writing-mode="lr-tb"/>
    </style:style>
    <style:style style:name="Table17.A" style:family="table-column">
      <style:table-column-properties style:column-width="2.328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191cm" fo:margin-left="0cm" fo:margin-top="0cm" fo:margin-bottom="0cm" table:align="left" style:writing-mode="lr-tb"/>
    </style:style>
    <style:style style:name="Table18.A" style:family="table-column">
      <style:table-column-properties style:column-width="4.19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5.921cm" style:rel-width="100%" fo:margin-left="0cm" fo:margin-top="0cm" fo:margin-bottom="0cm" table:align="left" style:writing-mode="lr-tb"/>
    </style:style>
    <style:style style:name="Table19.A" style:family="table-column">
      <style:table-column-properties style:column-width="0.91cm" style:rel-column-width="3748*"/>
    </style:style>
    <style:style style:name="Table19.B" style:family="table-column">
      <style:table-column-properties style:column-width="0.173cm" style:rel-column-width="714*"/>
    </style:style>
    <style:style style:name="Table19.C" style:family="table-column">
      <style:table-column-properties style:column-width="14.836cm" style:rel-column-width="61072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8e4f3" fo:padding="0.265cm" fo:border="none">
        <style:background-image/>
      </style:table-cell-properties>
    </style:style>
    <style:style style:name="Table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.A2" style:family="table-cell">
      <style:table-cell-properties style:vertical-align="middle" fo:padding-left="0.529cm" fo:padding-right="0.265cm" fo:padding-top="0.265cm" fo:padding-bottom="0.265cm" fo:border="none"/>
    </style:style>
    <style:style style:name="Table19.A4" style:family="table-cell">
      <style:table-cell-properties style:vertical-align="middle" fo:padding-left="0.529cm" fo:padding-right="0.265cm" fo:padding-top="0.265cm" fo:padding-bottom="0.265cm" fo:border="none"/>
    </style:style>
    <style:style style:name="Table14" style:family="table">
      <style:table-properties style:width="7.011cm" fo:margin-top="0cm" fo:margin-bottom="0cm" table:align="left" style:writing-mode="lr-tb"/>
    </style:style>
    <style:style style:name="Table14.A" style:family="table-column">
      <style:table-column-properties style:column-width="7.01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191cm" fo:margin-left="0cm" fo:margin-top="0cm" fo:margin-bottom="0cm" table:align="left" style:writing-mode="lr-tb"/>
    </style:style>
    <style:style style:name="Table15.A" style:family="table-column">
      <style:table-column-properties style:column-width="4.19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328cm" fo:margin-left="0cm" fo:margin-top="0cm" fo:margin-bottom="0cm" table:align="left" style:writing-mode="lr-tb"/>
    </style:style>
    <style:style style:name="Table16.A" style:family="table-column">
      <style:table-column-properties style:column-width="2.328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328cm" fo:margin-left="0cm" fo:margin-top="0cm" fo:margin-bottom="0cm" table:align="left" style:writing-mode="lr-tb"/>
    </style:style>
    <style:style style:name="Table17.A" style:family="table-column">
      <style:table-column-properties style:column-width="2.328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191cm" fo:margin-left="0cm" fo:margin-top="0cm" fo:margin-bottom="0cm" table:align="left" style:writing-mode="lr-tb"/>
    </style:style>
    <style:style style:name="Table18.A" style:family="table-column">
      <style:table-column-properties style:column-width="4.19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20" style:family="table">
      <style:table-properties style:width="1.037cm" fo:margin-left="0cm" fo:margin-top="0cm" fo:margin-bottom="0cm" table:align="left" style:writing-mode="lr-tb"/>
    </style:style>
    <style:style style:name="Table20.A" style:family="table-column">
      <style:table-column-properties style:column-width="1.0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025cm" fo:margin-left="0cm" fo:margin-top="0cm" fo:margin-bottom="0cm" table:align="left" style:writing-mode="lr-tb"/>
    </style:style>
    <style:style style:name="Table21.A" style:family="table-column">
      <style:table-column-properties style:column-width="1.02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37cm" fo:margin-left="0cm" fo:margin-top="0cm" fo:margin-bottom="0cm" table:align="left" style:writing-mode="lr-tb"/>
    </style:style>
    <style:style style:name="Table22.A" style:family="table-column">
      <style:table-column-properties style:column-width="1.03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25cm" fo:margin-left="0cm" fo:margin-top="0cm" fo:margin-bottom="0cm" table:align="left" style:writing-mode="lr-tb"/>
    </style:style>
    <style:style style:name="Table23.A" style:family="table-column">
      <style:table-column-properties style:column-width="1.02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5.921cm" style:rel-width="100%" fo:margin-left="0cm" fo:margin-top="0cm" fo:margin-bottom="0cm" table:align="left" style:writing-mode="lr-tb"/>
    </style:style>
    <style:style style:name="Table24.A" style:family="table-column">
      <style:table-column-properties style:column-width="1.08cm" style:rel-column-width="4443*"/>
    </style:style>
    <style:style style:name="Table24.B" style:family="table-column">
      <style:table-column-properties style:column-width="14.841cm" style:rel-column-width="61091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8e4f3" fo:padding="0.265cm" fo:border="none">
        <style:background-image/>
      </style:table-cell-properties>
    </style:style>
    <style:style style:name="Table2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.A2" style:family="table-cell">
      <style:table-cell-properties style:vertical-align="middle" fo:padding-left="0.529cm" fo:padding-right="0.265cm" fo:padding-top="0.265cm" fo:padding-bottom="0.265cm" fo:border="none"/>
    </style:style>
    <style:style style:name="Table24.A4" style:family="table-cell">
      <style:table-cell-properties style:vertical-align="middle" fo:padding-left="0.529cm" fo:padding-right="0.265cm" fo:padding-top="0.265cm" fo:padding-bottom="0.265cm" fo:border="none"/>
    </style:style>
    <style:style style:name="Table20" style:family="table">
      <style:table-properties style:width="1.037cm" fo:margin-left="0cm" fo:margin-top="0cm" fo:margin-bottom="0cm" table:align="left" style:writing-mode="lr-tb"/>
    </style:style>
    <style:style style:name="Table20.A" style:family="table-column">
      <style:table-column-properties style:column-width="1.0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025cm" fo:margin-left="0cm" fo:margin-top="0cm" fo:margin-bottom="0cm" table:align="left" style:writing-mode="lr-tb"/>
    </style:style>
    <style:style style:name="Table21.A" style:family="table-column">
      <style:table-column-properties style:column-width="1.02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37cm" fo:margin-left="0cm" fo:margin-top="0cm" fo:margin-bottom="0cm" table:align="left" style:writing-mode="lr-tb"/>
    </style:style>
    <style:style style:name="Table22.A" style:family="table-column">
      <style:table-column-properties style:column-width="1.03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25cm" fo:margin-left="0cm" fo:margin-top="0cm" fo:margin-bottom="0cm" table:align="left" style:writing-mode="lr-tb"/>
    </style:style>
    <style:style style:name="Table23.A" style:family="table-column">
      <style:table-column-properties style:column-width="1.02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5" style:family="table">
      <style:table-properties style:width="1.037cm" fo:margin-left="0cm" fo:margin-top="0cm" fo:margin-bottom="0cm" table:align="left" style:writing-mode="lr-tb"/>
    </style:style>
    <style:style style:name="Table25.A" style:family="table-column">
      <style:table-column-properties style:column-width="1.037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.005cm" fo:margin-top="0cm" fo:margin-bottom="0cm" table:align="left" style:writing-mode="lr-tb"/>
    </style:style>
    <style:style style:name="Table26.A" style:family="table-column">
      <style:table-column-properties style:column-width="1.00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37cm" fo:margin-left="0cm" fo:margin-top="0cm" fo:margin-bottom="0cm" table:align="left" style:writing-mode="lr-tb"/>
    </style:style>
    <style:style style:name="Table27.A" style:family="table-column">
      <style:table-column-properties style:column-width="1.0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2cm" fo:margin-left="0cm" fo:margin-top="0cm" fo:margin-bottom="0cm" table:align="left" style:writing-mode="lr-tb"/>
    </style:style>
    <style:style style:name="Table29.A" style:family="table-column">
      <style:table-column-properties style:column-width="1.02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4.191cm" fo:margin-left="0cm" fo:margin-top="0cm" fo:margin-bottom="0cm" table:align="left" style:writing-mode="lr-tb"/>
    </style:style>
    <style:style style:name="Table30.A" style:family="table-column">
      <style:table-column-properties style:column-width="4.19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5.921cm" style:rel-width="100%" fo:margin-left="0cm" fo:margin-top="0cm" fo:margin-bottom="0cm" table:align="left" style:writing-mode="lr-tb"/>
    </style:style>
    <style:style style:name="Table31.A" style:family="table-column">
      <style:table-column-properties style:column-width="1.138cm" style:rel-column-width="4685*"/>
    </style:style>
    <style:style style:name="Table31.B" style:family="table-column">
      <style:table-column-properties style:column-width="14.783cm" style:rel-column-width="60849*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d8e4f3" fo:padding="0.265cm" fo:border="none">
        <style:background-image/>
      </style:table-cell-properties>
    </style:style>
    <style:style style:name="Table3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1.A2" style:family="table-cell">
      <style:table-cell-properties style:vertical-align="middle" fo:padding-left="0.529cm" fo:padding-right="0.265cm" fo:padding-top="0.265cm" fo:padding-bottom="0.265cm" fo:border="none"/>
    </style:style>
    <style:style style:name="Table31.A4" style:family="table-cell">
      <style:table-cell-properties style:vertical-align="middle" fo:padding-left="0.529cm" fo:padding-right="0.265cm" fo:padding-top="0.265cm" fo:padding-bottom="0.265cm" fo:border="none"/>
    </style:style>
    <style:style style:name="Table25" style:family="table">
      <style:table-properties style:width="1.037cm" fo:margin-left="0cm" fo:margin-top="0cm" fo:margin-bottom="0cm" table:align="left" style:writing-mode="lr-tb"/>
    </style:style>
    <style:style style:name="Table25.A" style:family="table-column">
      <style:table-column-properties style:column-width="1.037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.005cm" fo:margin-top="0cm" fo:margin-bottom="0cm" table:align="left" style:writing-mode="lr-tb"/>
    </style:style>
    <style:style style:name="Table26.A" style:family="table-column">
      <style:table-column-properties style:column-width="1.00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37cm" fo:margin-left="0cm" fo:margin-top="0cm" fo:margin-bottom="0cm" table:align="left" style:writing-mode="lr-tb"/>
    </style:style>
    <style:style style:name="Table27.A" style:family="table-column">
      <style:table-column-properties style:column-width="1.0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2cm" fo:margin-left="0cm" fo:margin-top="0cm" fo:margin-bottom="0cm" table:align="left" style:writing-mode="lr-tb"/>
    </style:style>
    <style:style style:name="Table29.A" style:family="table-column">
      <style:table-column-properties style:column-width="1.02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4.191cm" fo:margin-left="0cm" fo:margin-top="0cm" fo:margin-bottom="0cm" table:align="left" style:writing-mode="lr-tb"/>
    </style:style>
    <style:style style:name="Table30.A" style:family="table-column">
      <style:table-column-properties style:column-width="4.19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2" style:family="table">
      <style:table-properties style:width="4.191cm" fo:margin-left="0cm" fo:margin-top="0cm" fo:margin-bottom="0cm" table:align="left" style:writing-mode="lr-tb"/>
    </style:style>
    <style:style style:name="Table32.A" style:family="table-column">
      <style:table-column-properties style:column-width="4.19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2.561cm" fo:margin-left="0cm" fo:margin-top="0cm" fo:margin-bottom="0cm" table:align="left" style:writing-mode="lr-tb"/>
    </style:style>
    <style:style style:name="Table33.A" style:family="table-column">
      <style:table-column-properties style:column-width="2.56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561cm" fo:margin-left="0cm" fo:margin-top="0cm" fo:margin-bottom="0cm" table:align="left" style:writing-mode="lr-tb"/>
    </style:style>
    <style:style style:name="Table34.A" style:family="table-column">
      <style:table-column-properties style:column-width="2.561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051cm" fo:margin-left="0cm" fo:margin-top="0cm" fo:margin-bottom="0cm" table:align="left" style:writing-mode="lr-tb"/>
    </style:style>
    <style:style style:name="Table35.A" style:family="table-column">
      <style:table-column-properties style:column-width="1.05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4.191cm" fo:margin-left="0cm" fo:margin-top="0cm" fo:margin-bottom="0cm" table:align="left" style:writing-mode="lr-tb"/>
    </style:style>
    <style:style style:name="Table36.A" style:family="table-column">
      <style:table-column-properties style:column-width="4.191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5cm" fo:margin-left="0cm" fo:margin-top="0cm" fo:margin-bottom="0cm" table:align="left" style:writing-mode="lr-tb"/>
    </style:style>
    <style:style style:name="Table37.A" style:family="table-column">
      <style:table-column-properties style:column-width="1.025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3.493cm" fo:margin-left="0cm" fo:margin-top="0cm" fo:margin-bottom="0cm" table:align="left" style:writing-mode="lr-tb"/>
    </style:style>
    <style:style style:name="Table38.A" style:family="table-column">
      <style:table-column-properties style:column-width="3.493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51cm" fo:margin-left="0cm" fo:margin-top="0cm" fo:margin-bottom="0cm" table:align="left" style:writing-mode="lr-tb"/>
    </style:style>
    <style:style style:name="Table39.A" style:family="table-column">
      <style:table-column-properties style:column-width="1.051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5.921cm" style:rel-width="100%" fo:margin-left="0cm" fo:margin-top="0cm" fo:margin-bottom="0cm" table:align="left" style:writing-mode="lr-tb"/>
    </style:style>
    <style:style style:name="Table40.A" style:family="table-column">
      <style:table-column-properties style:column-width="1.138cm" style:rel-column-width="4685*"/>
    </style:style>
    <style:style style:name="Table40.B" style:family="table-column">
      <style:table-column-properties style:column-width="14.783cm" style:rel-column-width="60849*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d8e4f3" fo:padding="0.265cm" fo:border="none">
        <style:background-image/>
      </style:table-cell-properties>
    </style:style>
    <style:style style:name="Table4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0.A2" style:family="table-cell">
      <style:table-cell-properties style:vertical-align="middle" fo:padding-left="0.529cm" fo:padding-right="0.265cm" fo:padding-top="0.265cm" fo:padding-bottom="0.265cm" fo:border="none"/>
    </style:style>
    <style:style style:name="Table40.A4" style:family="table-cell">
      <style:table-cell-properties style:vertical-align="middle" fo:padding-left="0.529cm" fo:padding-right="0.265cm" fo:padding-top="0.265cm" fo:padding-bottom="0.265cm" fo:border="none"/>
    </style:style>
    <style:style style:name="Table32" style:family="table">
      <style:table-properties style:width="4.191cm" fo:margin-left="0cm" fo:margin-top="0cm" fo:margin-bottom="0cm" table:align="left" style:writing-mode="lr-tb"/>
    </style:style>
    <style:style style:name="Table32.A" style:family="table-column">
      <style:table-column-properties style:column-width="4.19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2.561cm" fo:margin-left="0cm" fo:margin-top="0cm" fo:margin-bottom="0cm" table:align="left" style:writing-mode="lr-tb"/>
    </style:style>
    <style:style style:name="Table33.A" style:family="table-column">
      <style:table-column-properties style:column-width="2.56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561cm" fo:margin-left="0cm" fo:margin-top="0cm" fo:margin-bottom="0cm" table:align="left" style:writing-mode="lr-tb"/>
    </style:style>
    <style:style style:name="Table34.A" style:family="table-column">
      <style:table-column-properties style:column-width="2.561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051cm" fo:margin-left="0cm" fo:margin-top="0cm" fo:margin-bottom="0cm" table:align="left" style:writing-mode="lr-tb"/>
    </style:style>
    <style:style style:name="Table35.A" style:family="table-column">
      <style:table-column-properties style:column-width="1.05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4.191cm" fo:margin-left="0cm" fo:margin-top="0cm" fo:margin-bottom="0cm" table:align="left" style:writing-mode="lr-tb"/>
    </style:style>
    <style:style style:name="Table36.A" style:family="table-column">
      <style:table-column-properties style:column-width="4.191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5cm" fo:margin-left="0cm" fo:margin-top="0cm" fo:margin-bottom="0cm" table:align="left" style:writing-mode="lr-tb"/>
    </style:style>
    <style:style style:name="Table37.A" style:family="table-column">
      <style:table-column-properties style:column-width="1.025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3.493cm" fo:margin-left="0cm" fo:margin-top="0cm" fo:margin-bottom="0cm" table:align="left" style:writing-mode="lr-tb"/>
    </style:style>
    <style:style style:name="Table38.A" style:family="table-column">
      <style:table-column-properties style:column-width="3.493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51cm" fo:margin-left="0cm" fo:margin-top="0cm" fo:margin-bottom="0cm" table:align="left" style:writing-mode="lr-tb"/>
    </style:style>
    <style:style style:name="Table39.A" style:family="table-column">
      <style:table-column-properties style:column-width="1.051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1" style:family="table">
      <style:table-properties style:width="4.191cm" fo:margin-left="0cm" fo:margin-top="0cm" fo:margin-bottom="0cm" table:align="left" style:writing-mode="lr-tb"/>
    </style:style>
    <style:style style:name="Table41.A" style:family="table-column">
      <style:table-column-properties style:column-width="4.191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025cm" fo:margin-left="0cm" fo:margin-top="0cm" fo:margin-bottom="0cm" table:align="left" style:writing-mode="lr-tb"/>
    </style:style>
    <style:style style:name="Table42.A" style:family="table-column">
      <style:table-column-properties style:column-width="1.025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02cm" fo:margin-left="0cm" fo:margin-top="0cm" fo:margin-bottom="0cm" table:align="left" style:writing-mode="lr-tb"/>
    </style:style>
    <style:style style:name="Table43.A" style:family="table-column">
      <style:table-column-properties style:column-width="1.02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51cm" fo:margin-left="0cm" fo:margin-top="0cm" fo:margin-bottom="0cm" table:align="left" style:writing-mode="lr-tb"/>
    </style:style>
    <style:style style:name="Table44.A" style:family="table-column">
      <style:table-column-properties style:column-width="1.051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5cm" fo:margin-left="0cm" fo:margin-top="0cm" fo:margin-bottom="0cm" table:align="left" style:writing-mode="lr-tb"/>
    </style:style>
    <style:style style:name="Table46.A" style:family="table-column">
      <style:table-column-properties style:column-width="1.025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02cm" fo:margin-left="0cm" fo:margin-top="0cm" fo:margin-bottom="0cm" table:align="left" style:writing-mode="lr-tb"/>
    </style:style>
    <style:style style:name="Table47.A" style:family="table-column">
      <style:table-column-properties style:column-width="1.02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51cm" fo:margin-left="0cm" fo:margin-top="0cm" fo:margin-bottom="0cm" table:align="left" style:writing-mode="lr-tb"/>
    </style:style>
    <style:style style:name="Table48.A" style:family="table-column">
      <style:table-column-properties style:column-width="1.051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5.921cm" style:rel-width="100%" fo:margin-left="0cm" fo:margin-top="0cm" fo:margin-bottom="0cm" table:align="left" style:writing-mode="lr-tb"/>
    </style:style>
    <style:style style:name="Table49.A" style:family="table-column">
      <style:table-column-properties style:column-width="1.136cm" style:rel-column-width="4679*"/>
    </style:style>
    <style:style style:name="Table49.B" style:family="table-column">
      <style:table-column-properties style:column-width="14.783cm" style:rel-column-width="60855*"/>
    </style:style>
    <style:style style:name="Table49.1" style:family="table-row">
      <style:table-row-properties fo:keep-together="auto"/>
    </style:style>
    <style:style style:name="Table49.A1" style:family="table-cell">
      <style:table-cell-properties fo:background-color="#d8e4f3" fo:padding="0.265cm" fo:border="none">
        <style:background-image/>
      </style:table-cell-properties>
    </style:style>
    <style:style style:name="Table4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9.A2" style:family="table-cell">
      <style:table-cell-properties style:vertical-align="middle" fo:padding-left="0.529cm" fo:padding-right="0.265cm" fo:padding-top="0.265cm" fo:padding-bottom="0.265cm" fo:border="none"/>
    </style:style>
    <style:style style:name="Table49.A4" style:family="table-cell">
      <style:table-cell-properties style:vertical-align="middle" fo:padding-left="0.529cm" fo:padding-right="0.265cm" fo:padding-top="0.265cm" fo:padding-bottom="0.265cm" fo:border="none"/>
    </style:style>
    <style:style style:name="Table41" style:family="table">
      <style:table-properties style:width="4.191cm" fo:margin-left="0cm" fo:margin-top="0cm" fo:margin-bottom="0cm" table:align="left" style:writing-mode="lr-tb"/>
    </style:style>
    <style:style style:name="Table41.A" style:family="table-column">
      <style:table-column-properties style:column-width="4.191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025cm" fo:margin-left="0cm" fo:margin-top="0cm" fo:margin-bottom="0cm" table:align="left" style:writing-mode="lr-tb"/>
    </style:style>
    <style:style style:name="Table42.A" style:family="table-column">
      <style:table-column-properties style:column-width="1.025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02cm" fo:margin-left="0cm" fo:margin-top="0cm" fo:margin-bottom="0cm" table:align="left" style:writing-mode="lr-tb"/>
    </style:style>
    <style:style style:name="Table43.A" style:family="table-column">
      <style:table-column-properties style:column-width="1.02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51cm" fo:margin-left="0cm" fo:margin-top="0cm" fo:margin-bottom="0cm" table:align="left" style:writing-mode="lr-tb"/>
    </style:style>
    <style:style style:name="Table44.A" style:family="table-column">
      <style:table-column-properties style:column-width="1.051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5cm" fo:margin-left="0cm" fo:margin-top="0cm" fo:margin-bottom="0cm" table:align="left" style:writing-mode="lr-tb"/>
    </style:style>
    <style:style style:name="Table46.A" style:family="table-column">
      <style:table-column-properties style:column-width="1.025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02cm" fo:margin-left="0cm" fo:margin-top="0cm" fo:margin-bottom="0cm" table:align="left" style:writing-mode="lr-tb"/>
    </style:style>
    <style:style style:name="Table47.A" style:family="table-column">
      <style:table-column-properties style:column-width="1.02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51cm" fo:margin-left="0cm" fo:margin-top="0cm" fo:margin-bottom="0cm" table:align="left" style:writing-mode="lr-tb"/>
    </style:style>
    <style:style style:name="Table48.A" style:family="table-column">
      <style:table-column-properties style:column-width="1.051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50" style:family="table">
      <style:table-properties style:width="2.328cm" fo:margin-left="0cm" fo:margin-top="0cm" fo:margin-bottom="0cm" table:align="left" style:writing-mode="lr-tb"/>
    </style:style>
    <style:style style:name="Table50.A" style:family="table-column">
      <style:table-column-properties style:column-width="2.328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2.328cm" fo:margin-left="0cm" fo:margin-top="0cm" fo:margin-bottom="0cm" table:align="left" style:writing-mode="lr-tb"/>
    </style:style>
    <style:style style:name="Table51.A" style:family="table-column">
      <style:table-column-properties style:column-width="2.328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191cm" fo:margin-left="0cm" fo:margin-top="0cm" fo:margin-bottom="0cm" table:align="left" style:writing-mode="lr-tb"/>
    </style:style>
    <style:style style:name="Table52.A" style:family="table-column">
      <style:table-column-properties style:column-width="4.191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1.051cm" fo:margin-left="0cm" fo:margin-top="0cm" fo:margin-bottom="0cm" table:align="left" style:writing-mode="lr-tb"/>
    </style:style>
    <style:style style:name="Table53.A" style:family="table-column">
      <style:table-column-properties style:column-width="1.051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2.328cm" fo:margin-left="0cm" fo:margin-top="0cm" fo:margin-bottom="0cm" table:align="left" style:writing-mode="lr-tb"/>
    </style:style>
    <style:style style:name="Table54.A" style:family="table-column">
      <style:table-column-properties style:column-width="2.328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2.328cm" fo:margin-left="0cm" fo:margin-top="0cm" fo:margin-bottom="0cm" table:align="left" style:writing-mode="lr-tb"/>
    </style:style>
    <style:style style:name="Table55.A" style:family="table-column">
      <style:table-column-properties style:column-width="2.328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4.191cm" fo:margin-left="0cm" fo:margin-top="0cm" fo:margin-bottom="0cm" table:align="left" style:writing-mode="lr-tb"/>
    </style:style>
    <style:style style:name="Table56.A" style:family="table-column">
      <style:table-column-properties style:column-width="4.191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2.302cm" fo:margin-top="0cm" fo:margin-bottom="0cm" table:align="left" style:writing-mode="lr-tb"/>
    </style:style>
    <style:style style:name="Table57.A" style:family="table-column">
      <style:table-column-properties style:column-width="2.302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15.921cm" style:rel-width="100%" fo:margin-left="0cm" fo:margin-top="0cm" fo:margin-bottom="0cm" table:align="left" style:writing-mode="lr-tb"/>
    </style:style>
    <style:style style:name="Table58.A" style:family="table-column">
      <style:table-column-properties style:column-width="1.138cm" style:rel-column-width="4685*"/>
    </style:style>
    <style:style style:name="Table58.B" style:family="table-column">
      <style:table-column-properties style:column-width="14.783cm" style:rel-column-width="60849*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#d8e4f3" fo:padding="0.265cm" fo:border="none">
        <style:background-image/>
      </style:table-cell-properties>
    </style:style>
    <style:style style:name="Table5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8.A2" style:family="table-cell">
      <style:table-cell-properties style:vertical-align="middle" fo:padding-left="0.529cm" fo:padding-right="0.265cm" fo:padding-top="0.265cm" fo:padding-bottom="0.265cm" fo:border="none"/>
    </style:style>
    <style:style style:name="Table58.A4" style:family="table-cell">
      <style:table-cell-properties style:vertical-align="middle" fo:padding-left="0.529cm" fo:padding-right="0.265cm" fo:padding-top="0.265cm" fo:padding-bottom="0.265cm" fo:border="none"/>
    </style:style>
    <style:style style:name="Table50" style:family="table">
      <style:table-properties style:width="2.328cm" fo:margin-left="0cm" fo:margin-top="0cm" fo:margin-bottom="0cm" table:align="left" style:writing-mode="lr-tb"/>
    </style:style>
    <style:style style:name="Table50.A" style:family="table-column">
      <style:table-column-properties style:column-width="2.328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2.328cm" fo:margin-left="0cm" fo:margin-top="0cm" fo:margin-bottom="0cm" table:align="left" style:writing-mode="lr-tb"/>
    </style:style>
    <style:style style:name="Table51.A" style:family="table-column">
      <style:table-column-properties style:column-width="2.328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191cm" fo:margin-left="0cm" fo:margin-top="0cm" fo:margin-bottom="0cm" table:align="left" style:writing-mode="lr-tb"/>
    </style:style>
    <style:style style:name="Table52.A" style:family="table-column">
      <style:table-column-properties style:column-width="4.191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1.051cm" fo:margin-left="0cm" fo:margin-top="0cm" fo:margin-bottom="0cm" table:align="left" style:writing-mode="lr-tb"/>
    </style:style>
    <style:style style:name="Table53.A" style:family="table-column">
      <style:table-column-properties style:column-width="1.051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2.328cm" fo:margin-left="0cm" fo:margin-top="0cm" fo:margin-bottom="0cm" table:align="left" style:writing-mode="lr-tb"/>
    </style:style>
    <style:style style:name="Table54.A" style:family="table-column">
      <style:table-column-properties style:column-width="2.328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2.328cm" fo:margin-left="0cm" fo:margin-top="0cm" fo:margin-bottom="0cm" table:align="left" style:writing-mode="lr-tb"/>
    </style:style>
    <style:style style:name="Table55.A" style:family="table-column">
      <style:table-column-properties style:column-width="2.328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4.191cm" fo:margin-left="0cm" fo:margin-top="0cm" fo:margin-bottom="0cm" table:align="left" style:writing-mode="lr-tb"/>
    </style:style>
    <style:style style:name="Table56.A" style:family="table-column">
      <style:table-column-properties style:column-width="4.191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2.302cm" fo:margin-top="0cm" fo:margin-bottom="0cm" table:align="left" style:writing-mode="lr-tb"/>
    </style:style>
    <style:style style:name="Table57.A" style:family="table-column">
      <style:table-column-properties style:column-width="2.302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9" style:family="table">
      <style:table-properties style:width="2.328cm" fo:margin-left="0cm" fo:margin-top="0cm" fo:margin-bottom="0cm" table:align="left" style:writing-mode="lr-tb"/>
    </style:style>
    <style:style style:name="Table59.A" style:family="table-column">
      <style:table-column-properties style:column-width="2.328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328cm" fo:margin-left="0cm" fo:margin-top="0cm" fo:margin-bottom="0cm" table:align="left" style:writing-mode="lr-tb"/>
    </style:style>
    <style:style style:name="Table60.A" style:family="table-column">
      <style:table-column-properties style:column-width="2.32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4.191cm" fo:margin-left="0cm" fo:margin-top="0cm" fo:margin-bottom="0cm" table:align="left" style:writing-mode="lr-tb"/>
    </style:style>
    <style:style style:name="Table61.A" style:family="table-column">
      <style:table-column-properties style:column-width="4.19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905cm" fo:margin-top="0cm" fo:margin-bottom="0cm" table:align="left" style:writing-mode="lr-tb"/>
    </style:style>
    <style:style style:name="Table62.A" style:family="table-column">
      <style:table-column-properties style:column-width="1.90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3.725cm" fo:margin-left="0cm" fo:margin-top="0cm" fo:margin-bottom="0cm" table:align="left" style:writing-mode="lr-tb"/>
    </style:style>
    <style:style style:name="Table63.A" style:family="table-column">
      <style:table-column-properties style:column-width="3.725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4.424cm" fo:margin-left="0cm" fo:margin-top="0cm" fo:margin-bottom="0cm" table:align="left" style:writing-mode="lr-tb"/>
    </style:style>
    <style:style style:name="Table64.A" style:family="table-column">
      <style:table-column-properties style:column-width="4.424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191cm" fo:margin-left="0cm" fo:margin-top="0cm" fo:margin-bottom="0cm" table:align="left" style:writing-mode="lr-tb"/>
    </style:style>
    <style:style style:name="Table65.A" style:family="table-column">
      <style:table-column-properties style:column-width="4.191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3.307cm" fo:margin-top="0cm" fo:margin-bottom="0cm" table:align="left" style:writing-mode="lr-tb"/>
    </style:style>
    <style:style style:name="Table66.A" style:family="table-column">
      <style:table-column-properties style:column-width="3.307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5.921cm" style:rel-width="100%" fo:margin-left="0cm" fo:margin-top="0cm" fo:margin-bottom="0cm" table:align="left" style:writing-mode="lr-tb"/>
    </style:style>
    <style:style style:name="Table67.A" style:family="table-column">
      <style:table-column-properties style:column-width="1.138cm" style:rel-column-width="4685*"/>
    </style:style>
    <style:style style:name="Table67.B" style:family="table-column">
      <style:table-column-properties style:column-width="14.783cm" style:rel-column-width="60849*"/>
    </style:style>
    <style:style style:name="Table67.1" style:family="table-row">
      <style:table-row-properties fo:keep-together="auto"/>
    </style:style>
    <style:style style:name="Table67.A1" style:family="table-cell">
      <style:table-cell-properties fo:background-color="#d8e4f3" fo:padding="0.265cm" fo:border="none">
        <style:background-image/>
      </style:table-cell-properties>
    </style:style>
    <style:style style:name="Table6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7.A2" style:family="table-cell">
      <style:table-cell-properties style:vertical-align="middle" fo:padding-left="0.529cm" fo:padding-right="0.265cm" fo:padding-top="0.265cm" fo:padding-bottom="0.265cm" fo:border="none"/>
    </style:style>
    <style:style style:name="Table67.A4" style:family="table-cell">
      <style:table-cell-properties style:vertical-align="middle" fo:padding-left="0.529cm" fo:padding-right="0.265cm" fo:padding-top="0.265cm" fo:padding-bottom="0.265cm" fo:border="none"/>
    </style:style>
    <style:style style:name="Table59" style:family="table">
      <style:table-properties style:width="2.328cm" fo:margin-left="0cm" fo:margin-top="0cm" fo:margin-bottom="0cm" table:align="left" style:writing-mode="lr-tb"/>
    </style:style>
    <style:style style:name="Table59.A" style:family="table-column">
      <style:table-column-properties style:column-width="2.328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328cm" fo:margin-left="0cm" fo:margin-top="0cm" fo:margin-bottom="0cm" table:align="left" style:writing-mode="lr-tb"/>
    </style:style>
    <style:style style:name="Table60.A" style:family="table-column">
      <style:table-column-properties style:column-width="2.32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4.191cm" fo:margin-left="0cm" fo:margin-top="0cm" fo:margin-bottom="0cm" table:align="left" style:writing-mode="lr-tb"/>
    </style:style>
    <style:style style:name="Table61.A" style:family="table-column">
      <style:table-column-properties style:column-width="4.19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905cm" fo:margin-top="0cm" fo:margin-bottom="0cm" table:align="left" style:writing-mode="lr-tb"/>
    </style:style>
    <style:style style:name="Table62.A" style:family="table-column">
      <style:table-column-properties style:column-width="1.90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3.725cm" fo:margin-left="0cm" fo:margin-top="0cm" fo:margin-bottom="0cm" table:align="left" style:writing-mode="lr-tb"/>
    </style:style>
    <style:style style:name="Table63.A" style:family="table-column">
      <style:table-column-properties style:column-width="3.725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4.424cm" fo:margin-left="0cm" fo:margin-top="0cm" fo:margin-bottom="0cm" table:align="left" style:writing-mode="lr-tb"/>
    </style:style>
    <style:style style:name="Table64.A" style:family="table-column">
      <style:table-column-properties style:column-width="4.424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191cm" fo:margin-left="0cm" fo:margin-top="0cm" fo:margin-bottom="0cm" table:align="left" style:writing-mode="lr-tb"/>
    </style:style>
    <style:style style:name="Table65.A" style:family="table-column">
      <style:table-column-properties style:column-width="4.191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3.307cm" fo:margin-top="0cm" fo:margin-bottom="0cm" table:align="left" style:writing-mode="lr-tb"/>
    </style:style>
    <style:style style:name="Table66.A" style:family="table-column">
      <style:table-column-properties style:column-width="3.307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8" style:family="table">
      <style:table-properties style:width="1.863cm" fo:margin-left="0cm" fo:margin-top="0cm" fo:margin-bottom="0cm" table:align="left" style:writing-mode="lr-tb"/>
    </style:style>
    <style:style style:name="Table68.A" style:family="table-column">
      <style:table-column-properties style:column-width="1.863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863cm" fo:margin-left="0cm" fo:margin-top="0cm" fo:margin-bottom="0cm" table:align="left" style:writing-mode="lr-tb"/>
    </style:style>
    <style:style style:name="Table69.A" style:family="table-column">
      <style:table-column-properties style:column-width="1.863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4.191cm" fo:margin-left="0cm" fo:margin-top="0cm" fo:margin-bottom="0cm" table:align="left" style:writing-mode="lr-tb"/>
    </style:style>
    <style:style style:name="Table70.A" style:family="table-column">
      <style:table-column-properties style:column-width="4.191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2.99cm" fo:margin-top="0cm" fo:margin-bottom="0cm" table:align="left" style:writing-mode="lr-tb"/>
    </style:style>
    <style:style style:name="Table71.A" style:family="table-column">
      <style:table-column-properties style:column-width="2.99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1.863cm" fo:margin-left="0cm" fo:margin-top="0cm" fo:margin-bottom="0cm" table:align="left" style:writing-mode="lr-tb"/>
    </style:style>
    <style:style style:name="Table72.A" style:family="table-column">
      <style:table-column-properties style:column-width="1.863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1.863cm" fo:margin-left="0cm" fo:margin-top="0cm" fo:margin-bottom="0cm" table:align="left" style:writing-mode="lr-tb"/>
    </style:style>
    <style:style style:name="Table73.A" style:family="table-column">
      <style:table-column-properties style:column-width="1.863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4.191cm" fo:margin-left="0cm" fo:margin-top="0cm" fo:margin-bottom="0cm" table:align="left" style:writing-mode="lr-tb"/>
    </style:style>
    <style:style style:name="Table74.A" style:family="table-column">
      <style:table-column-properties style:column-width="4.191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693cm" fo:margin-top="0cm" fo:margin-bottom="0cm" table:align="left" style:writing-mode="lr-tb"/>
    </style:style>
    <style:style style:name="Table75.A" style:family="table-column">
      <style:table-column-properties style:column-width="1.693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15.921cm" style:rel-width="100%" fo:margin-left="0cm" fo:margin-top="0cm" fo:margin-bottom="0cm" table:align="left" style:writing-mode="lr-tb"/>
    </style:style>
    <style:style style:name="Table76.A" style:family="table-column">
      <style:table-column-properties style:column-width="1.136cm" style:rel-column-width="4679*"/>
    </style:style>
    <style:style style:name="Table76.B" style:family="table-column">
      <style:table-column-properties style:column-width="14.783cm" style:rel-column-width="60855*"/>
    </style:style>
    <style:style style:name="Table76.1" style:family="table-row">
      <style:table-row-properties fo:keep-together="auto"/>
    </style:style>
    <style:style style:name="Table76.A1" style:family="table-cell">
      <style:table-cell-properties fo:background-color="#d8e4f3" fo:padding="0.265cm" fo:border="none">
        <style:background-image/>
      </style:table-cell-properties>
    </style:style>
    <style:style style:name="Table7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6.A2" style:family="table-cell">
      <style:table-cell-properties style:vertical-align="middle" fo:padding-left="0.529cm" fo:padding-right="0.265cm" fo:padding-top="0.265cm" fo:padding-bottom="0.265cm" fo:border="none"/>
    </style:style>
    <style:style style:name="Table76.A4" style:family="table-cell">
      <style:table-cell-properties style:vertical-align="middle" fo:padding-left="0.529cm" fo:padding-right="0.265cm" fo:padding-top="0.265cm" fo:padding-bottom="0.265cm" fo:border="none"/>
    </style:style>
    <style:style style:name="Table68" style:family="table">
      <style:table-properties style:width="1.863cm" fo:margin-left="0cm" fo:margin-top="0cm" fo:margin-bottom="0cm" table:align="left" style:writing-mode="lr-tb"/>
    </style:style>
    <style:style style:name="Table68.A" style:family="table-column">
      <style:table-column-properties style:column-width="1.863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863cm" fo:margin-left="0cm" fo:margin-top="0cm" fo:margin-bottom="0cm" table:align="left" style:writing-mode="lr-tb"/>
    </style:style>
    <style:style style:name="Table69.A" style:family="table-column">
      <style:table-column-properties style:column-width="1.863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4.191cm" fo:margin-left="0cm" fo:margin-top="0cm" fo:margin-bottom="0cm" table:align="left" style:writing-mode="lr-tb"/>
    </style:style>
    <style:style style:name="Table70.A" style:family="table-column">
      <style:table-column-properties style:column-width="4.191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2.99cm" fo:margin-top="0cm" fo:margin-bottom="0cm" table:align="left" style:writing-mode="lr-tb"/>
    </style:style>
    <style:style style:name="Table71.A" style:family="table-column">
      <style:table-column-properties style:column-width="2.99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1.863cm" fo:margin-left="0cm" fo:margin-top="0cm" fo:margin-bottom="0cm" table:align="left" style:writing-mode="lr-tb"/>
    </style:style>
    <style:style style:name="Table72.A" style:family="table-column">
      <style:table-column-properties style:column-width="1.863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1.863cm" fo:margin-left="0cm" fo:margin-top="0cm" fo:margin-bottom="0cm" table:align="left" style:writing-mode="lr-tb"/>
    </style:style>
    <style:style style:name="Table73.A" style:family="table-column">
      <style:table-column-properties style:column-width="1.863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4.191cm" fo:margin-left="0cm" fo:margin-top="0cm" fo:margin-bottom="0cm" table:align="left" style:writing-mode="lr-tb"/>
    </style:style>
    <style:style style:name="Table74.A" style:family="table-column">
      <style:table-column-properties style:column-width="4.191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693cm" fo:margin-top="0cm" fo:margin-bottom="0cm" table:align="left" style:writing-mode="lr-tb"/>
    </style:style>
    <style:style style:name="Table75.A" style:family="table-column">
      <style:table-column-properties style:column-width="1.693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7" style:family="table">
      <style:table-properties style:width="1.037cm" fo:margin-left="0cm" fo:margin-top="0cm" fo:margin-bottom="0cm" table:align="left" style:writing-mode="lr-tb"/>
    </style:style>
    <style:style style:name="Table77.A" style:family="table-column">
      <style:table-column-properties style:column-width="1.037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1.025cm" fo:margin-left="0cm" fo:margin-top="0cm" fo:margin-bottom="0cm" table:align="left" style:writing-mode="lr-tb"/>
    </style:style>
    <style:style style:name="Table78.A" style:family="table-column">
      <style:table-column-properties style:column-width="1.025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037cm" fo:margin-left="0cm" fo:margin-top="0cm" fo:margin-bottom="0cm" table:align="left" style:writing-mode="lr-tb"/>
    </style:style>
    <style:style style:name="Table79.A" style:family="table-column">
      <style:table-column-properties style:column-width="1.037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025cm" fo:margin-left="0cm" fo:margin-top="0cm" fo:margin-bottom="0cm" table:align="left" style:writing-mode="lr-tb"/>
    </style:style>
    <style:style style:name="Table80.A" style:family="table-column">
      <style:table-column-properties style:column-width="1.025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5.921cm" style:rel-width="100%" fo:margin-left="0cm" fo:margin-top="0cm" fo:margin-bottom="0cm" table:align="left" style:writing-mode="lr-tb"/>
    </style:style>
    <style:style style:name="Table81.A" style:family="table-column">
      <style:table-column-properties style:column-width="1.148cm" style:rel-column-width="4725*"/>
    </style:style>
    <style:style style:name="Table81.B" style:family="table-column">
      <style:table-column-properties style:column-width="14.773cm" style:rel-column-width="60809*"/>
    </style:style>
    <style:style style:name="Table81.1" style:family="table-row">
      <style:table-row-properties fo:keep-together="auto"/>
    </style:style>
    <style:style style:name="Table81.A1" style:family="table-cell">
      <style:table-cell-properties fo:background-color="#d8e4f3" fo:padding="0.265cm" fo:border="none">
        <style:background-image/>
      </style:table-cell-properties>
    </style:style>
    <style:style style:name="Table8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1.A2" style:family="table-cell">
      <style:table-cell-properties style:vertical-align="middle" fo:padding-left="0.529cm" fo:padding-right="0.265cm" fo:padding-top="0.265cm" fo:padding-bottom="0.265cm" fo:border="none"/>
    </style:style>
    <style:style style:name="Table81.A4" style:family="table-cell">
      <style:table-cell-properties style:vertical-align="middle" fo:padding-left="0.529cm" fo:padding-right="0.265cm" fo:padding-top="0.265cm" fo:padding-bottom="0.265cm" fo:border="none"/>
    </style:style>
    <style:style style:name="Table77" style:family="table">
      <style:table-properties style:width="1.037cm" fo:margin-left="0cm" fo:margin-top="0cm" fo:margin-bottom="0cm" table:align="left" style:writing-mode="lr-tb"/>
    </style:style>
    <style:style style:name="Table77.A" style:family="table-column">
      <style:table-column-properties style:column-width="1.037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1.025cm" fo:margin-left="0cm" fo:margin-top="0cm" fo:margin-bottom="0cm" table:align="left" style:writing-mode="lr-tb"/>
    </style:style>
    <style:style style:name="Table78.A" style:family="table-column">
      <style:table-column-properties style:column-width="1.025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037cm" fo:margin-left="0cm" fo:margin-top="0cm" fo:margin-bottom="0cm" table:align="left" style:writing-mode="lr-tb"/>
    </style:style>
    <style:style style:name="Table79.A" style:family="table-column">
      <style:table-column-properties style:column-width="1.037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025cm" fo:margin-left="0cm" fo:margin-top="0cm" fo:margin-bottom="0cm" table:align="left" style:writing-mode="lr-tb"/>
    </style:style>
    <style:style style:name="Table80.A" style:family="table-column">
      <style:table-column-properties style:column-width="1.025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2" style:family="table">
      <style:table-properties style:width="1.037cm" fo:margin-left="0cm" fo:margin-top="0cm" fo:margin-bottom="0cm" table:align="left" style:writing-mode="lr-tb"/>
    </style:style>
    <style:style style:name="Table82.A" style:family="table-column">
      <style:table-column-properties style:column-width="1.037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025cm" fo:margin-left="0cm" fo:margin-top="0cm" fo:margin-bottom="0cm" table:align="left" style:writing-mode="lr-tb"/>
    </style:style>
    <style:style style:name="Table83.A" style:family="table-column">
      <style:table-column-properties style:column-width="1.025cm"/>
    </style:style>
    <style:style style:name="Table83.1" style:family="table-row">
      <style:table-row-properties style:min-row-height="2.011cm"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037cm" fo:margin-left="0cm" fo:margin-top="0cm" fo:margin-bottom="0cm" table:align="left" style:writing-mode="lr-tb"/>
    </style:style>
    <style:style style:name="Table84.A" style:family="table-column">
      <style:table-column-properties style:column-width="1.037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.025cm" fo:margin-left="0cm" fo:margin-top="0cm" fo:margin-bottom="0cm" table:align="left" style:writing-mode="lr-tb"/>
    </style:style>
    <style:style style:name="Table85.A" style:family="table-column">
      <style:table-column-properties style:column-width="1.025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15.921cm" style:rel-width="100%" fo:margin-left="0cm" fo:margin-top="0cm" fo:margin-bottom="0cm" table:align="left" style:writing-mode="lr-tb"/>
    </style:style>
    <style:style style:name="Table86.A" style:family="table-column">
      <style:table-column-properties style:column-width="1.148cm" style:rel-column-width="4725*"/>
    </style:style>
    <style:style style:name="Table86.B" style:family="table-column">
      <style:table-column-properties style:column-width="14.773cm" style:rel-column-width="60809*"/>
    </style:style>
    <style:style style:name="Table86.1" style:family="table-row">
      <style:table-row-properties fo:keep-together="auto"/>
    </style:style>
    <style:style style:name="Table86.A1" style:family="table-cell">
      <style:table-cell-properties fo:background-color="#d8e4f3" fo:padding="0.265cm" fo:border="none">
        <style:background-image/>
      </style:table-cell-properties>
    </style:style>
    <style:style style:name="Table8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6.A2" style:family="table-cell">
      <style:table-cell-properties style:vertical-align="middle" fo:padding-left="0.529cm" fo:padding-right="0.265cm" fo:padding-top="0.265cm" fo:padding-bottom="0.265cm" fo:border="none"/>
    </style:style>
    <style:style style:name="Table86.A4" style:family="table-cell">
      <style:table-cell-properties style:vertical-align="middle" fo:padding-left="0.529cm" fo:padding-right="0.265cm" fo:padding-top="0.265cm" fo:padding-bottom="0.265cm" fo:border="none"/>
    </style:style>
    <style:style style:name="Table82" style:family="table">
      <style:table-properties style:width="1.037cm" fo:margin-left="0cm" fo:margin-top="0cm" fo:margin-bottom="0cm" table:align="left" style:writing-mode="lr-tb"/>
    </style:style>
    <style:style style:name="Table82.A" style:family="table-column">
      <style:table-column-properties style:column-width="1.037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025cm" fo:margin-left="0cm" fo:margin-top="0cm" fo:margin-bottom="0cm" table:align="left" style:writing-mode="lr-tb"/>
    </style:style>
    <style:style style:name="Table83.A" style:family="table-column">
      <style:table-column-properties style:column-width="1.025cm"/>
    </style:style>
    <style:style style:name="Table83.1" style:family="table-row">
      <style:table-row-properties style:min-row-height="2.011cm"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037cm" fo:margin-left="0cm" fo:margin-top="0cm" fo:margin-bottom="0cm" table:align="left" style:writing-mode="lr-tb"/>
    </style:style>
    <style:style style:name="Table84.A" style:family="table-column">
      <style:table-column-properties style:column-width="1.037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.025cm" fo:margin-left="0cm" fo:margin-top="0cm" fo:margin-bottom="0cm" table:align="left" style:writing-mode="lr-tb"/>
    </style:style>
    <style:style style:name="Table85.A" style:family="table-column">
      <style:table-column-properties style:column-width="1.025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7" style:family="table">
      <style:table-properties style:width="1.037cm" fo:margin-left="0cm" fo:margin-top="0cm" fo:margin-bottom="0cm" table:align="left" style:writing-mode="lr-tb"/>
    </style:style>
    <style:style style:name="Table87.A" style:family="table-column">
      <style:table-column-properties style:column-width="1.037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025cm" fo:margin-left="0cm" fo:margin-top="0cm" fo:margin-bottom="0cm" table:align="left" style:writing-mode="lr-tb"/>
    </style:style>
    <style:style style:name="Table88.A" style:family="table-column">
      <style:table-column-properties style:column-width="1.025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15.921cm" style:rel-width="100%" fo:margin-left="0cm" fo:margin-top="0cm" fo:margin-bottom="0cm" table:align="left" style:writing-mode="lr-tb"/>
    </style:style>
    <style:style style:name="Table89.A" style:family="table-column">
      <style:table-column-properties style:column-width="1.124cm" style:rel-column-width="4626*"/>
    </style:style>
    <style:style style:name="Table89.B" style:family="table-column">
      <style:table-column-properties style:column-width="14.797cm" style:rel-column-width="60908*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d8e4f3" fo:padding="0.265cm" fo:border="none">
        <style:background-image/>
      </style:table-cell-properties>
    </style:style>
    <style:style style:name="Table8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9.A2" style:family="table-cell">
      <style:table-cell-properties style:vertical-align="middle" fo:padding-left="0.529cm" fo:padding-right="0.265cm" fo:padding-top="0.265cm" fo:padding-bottom="0.265cm" fo:border="none"/>
    </style:style>
    <style:style style:name="Table87" style:family="table">
      <style:table-properties style:width="1.037cm" fo:margin-left="0cm" fo:margin-top="0cm" fo:margin-bottom="0cm" table:align="left" style:writing-mode="lr-tb"/>
    </style:style>
    <style:style style:name="Table87.A" style:family="table-column">
      <style:table-column-properties style:column-width="1.037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025cm" fo:margin-left="0cm" fo:margin-top="0cm" fo:margin-bottom="0cm" table:align="left" style:writing-mode="lr-tb"/>
    </style:style>
    <style:style style:name="Table88.A" style:family="table-column">
      <style:table-column-properties style:column-width="1.025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 text:display="none"/>
    </style:style>
    <style:style style:name="P3" style:family="paragraph" style:parent-style-name="Standard">
      <style:text-properties fo:color="#666666" style:font-name="Times New Roman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6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212529" style:font-name="Consolas" fo:font-size="12pt" style:font-size-asian="12pt" style:font-size-complex="12pt"/>
    </style:style>
    <style:style style:name="T5" style:family="text">
      <style:text-properties fo:text-transform="uppercase" fo:color="#666666"/>
    </style:style>
    <style:style style:name="T6" style:family="text">
      <style:text-properties fo:text-transform="uppercase" fo:color="#212529" style:font-name="Consolas" fo:font-size="12pt" style:font-size-asian="12pt" style:font-size-complex="12pt"/>
    </style:style>
    <style:style style:name="T7" style:family="text">
      <style:text-properties fo:color="#25a79b" style:font-name="Consolas" fo:font-size="12pt" style:font-size-asian="12pt" style:font-size-complex="12pt"/>
    </style:style>
    <style:style style:name="T8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HTML_20_Top_20_of_20_Form">Top of Form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1">1.</text:span></text:p>
          </table:table-cell>
          <table:table-cell table:style-name="Table3.B1" office:value-type="string">
            <text:p text:style-name="HTML_20_Preformatted"><text:span text:style-name="T4">class A 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i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3.1">
          <table:table-cell table:style-name="Table3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5">B.</text:span></text:span><draw:frame text:anchor-type="as-char" draw:z-index="0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Compile time error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tandard"><text:span text:style-name="T1">2.</text:span></text:p>
          </table:table-cell>
          <table:table-cell table:style-name="Table8.B1" office:value-type="string">
            <text:p text:style-name="HTML_20_Preformatted"><text:span text:style-name="T4">class B </text:span></text:p>
            <text:p text:style-name="HTML_20_Preformatted"><text:span text:style-name="T4">{</text:span></text:p>
            <text:p text:style-name="HTML_20_Preformatted"><text:span text:style-name="T4"><text:s text:c="8"/>void test()</text:span></text:p>
            <text:p text:style-name="HTML_20_Preformatted"><text:span text:style-name="T4"><text:s text:c="8"/>{</text:span></text:p>
            <text:p text:style-name="HTML_20_Preformatted"><text:span text:style-name="T4"><text:s text:c="16"/>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test();</text:span></text:p>
            <text:p text:style-name="HTML_20_Preformatted"><text:span text:style-name="T4"><text:s text:c="16"/>System.out.println("Hello World!"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8.1">
          <table:table-cell table:style-name="Table8.A2" table:number-column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5">B.</text:span></text:span><draw:frame text:anchor-type="as-char" draw:z-index="1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Compile time error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8.1">
          <table:table-cell table:style-name="Table8.A1" office:value-type="string">
            <text:p text:style-name="Standard"><text:span text:style-name="T1">3.</text:span></text:p>
          </table:table-cell>
          <table:table-cell table:style-name="Table8.B1" office:value-type="string">
            <text:p text:style-name="HTML_20_Preformatted"><text:span text:style-name="T4">class C </text:span></text:p>
            <text:p text:style-name="HTML_20_Preformatted"><text:span text:style-name="T4">{</text:span></text:p>
            <text:p text:style-name="HTML_20_Preformatted"><text:span text:style-name="T4"><text:s text:c="8"/>static void test1(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Hello World!");</text:span></text:p>
            <text:p text:style-name="HTML_20_Preformatted"><text:span text:style-name="T4"><text:s text:c="16"/>test2();</text:span></text:p>
            <text:p text:style-name="HTML_20_Preformatted"><text:span text:style-name="T4"><text:s text:c="8"/>}</text:span></text:p>
            <text:p text:style-name="HTML_20_Preformatted"><text:span text:style-name="T4"><text:s text:c="8"/>void test2()</text:span></text:p>
            <text:p text:style-name="HTML_20_Preformatted"><text:span text:style-name="T4"><text:s text:c="8"/>{</text:span></text:p>
            <text:p text:style-name="HTML_20_Preformatted"><text:soft-page-break/><text:span text:style-name="T4"><text:s text:c="16"/>System.out.println("Hello World!"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  <text:p text:style-name="HTML_20_Preformatted"><text:span text:style-name="T4">// Find out whether it compiles succesfully are not?</text:span></text:p>
          </table:table-cell>
        </table:table-row>
        <table:table-row table:style-name="Table8.1">
          <table:table-cell table:style-name="Table8.A4" table:number-columns-spanned="2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pd-r10"><text:span text:style-name="T5">B.</text:span></text:span><draw:frame text:anchor-type="as-char" draw:z-index="2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No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<text:span text:style-name="T1">4.</text:span></text:p>
          </table:table-cell>
          <table:table-cell table:style-name="Table13.B1" office:value-type="string">
            <text:p text:style-name="HTML_20_Preformatted"><text:span text:style-name="T4">class D </text:span></text:p>
            <text:p text:style-name="HTML_20_Preformatted"><text:span text:style-name="T4">{</text:span></text:p>
            <text:p text:style-name="HTML_20_Preformatted"><text:span text:style-name="T4"><text:s text:c="8"/>public void test1(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Hello World!");</text:span></text:p>
            <text:p text:style-name="HTML_20_Preformatted"><text:span text:style-name="T4"><text:s text:c="8"/>}</text:span></text:p>
            <text:p text:style-name="P1"/>
            <text:p text:style-name="HTML_20_Preformatted"><text:span text:style-name="T4"><text:s text:c="8"/>static</text:span></text:p>
            <text:p text:style-name="HTML_20_Preformatted"><text:span text:style-name="T4"><text:s text:c="8"/>{</text:span></text:p>
            <text:p text:style-name="HTML_20_Preformatted"><text:span text:style-name="T4"><text:s text:c="16"/>test1(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  <text:p text:style-name="P1"/>
            <text:p text:style-name="HTML_20_Preformatted"><text:span text:style-name="T4">//Find out whether it compiles succesfully are not?</text:span><text:span text:style-name="T7">Q2173</text:span></text:p>
          </table:table-cell>
        </table:table-row>
        <table:table-row table:style-name="Table13.1">
          <table:table-cell table:style-name="Table13.A2" table:number-columns-spanned="2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5">B.</text:span></text:span><draw:frame text:anchor-type="as-char" draw:z-index="3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No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13.1">
          <table:table-cell table:style-name="Table13.A1" office:value-type="string">
            <text:p text:style-name="Standard"><text:span text:style-name="T1">5.</text:span></text:p>
          </table:table-cell>
          <table:table-cell table:style-name="Table13.B1" office:value-type="string">
            <text:p text:style-name="HTML_20_Preformatted"><text:span text:style-name="T4">package src;</text:span></text:p>
            <text:p text:style-name="HTML_20_Preformatted"><text:span text:style-name="T4">class E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P1"/>
            <text:p text:style-name="HTML_20_Preformatted"><text:span text:style-name="T4"><text:s text:c="8"/>static</text:span></text:p>
            <text:p text:style-name="HTML_20_Preformatted"><text:span text:style-name="T4"><text:s text:c="8"/>{</text:span></text:p>
            <text:p text:style-name="HTML_20_Preformatted"><text:span text:style-name="T4"><text:s text:c="16"/>i = 20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  <text:p text:style-name="P1"/>
            <text:p text:style-name="P1"/>
            <text:p text:style-name="P1"><text:soft-page-break/></text:p>
            <text:p text:style-name="HTML_20_Preformatted"><text:span text:style-name="T4">// Find out whether it compiles succesfully are not?</text:span></text:p>
          </table:table-cell>
        </table:table-row>
        <table:table-row table:style-name="Table13.1">
          <table:table-cell table:style-name="Table13.A4" table:number-columns-spanned="2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5"/></text:span></text:p>
                </table:table-cell>
              </table:table-row>
            </table:table>
            <text:p text:style-name="P2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5">B.</text:span></text:span><draw:frame text:anchor-type="as-char" draw:z-index="4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text:span text:style-name="T4">No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Standard"><text:span text:style-name="T1">6.</text:span></text:p>
          </table:table-cell>
          <table:table-cell table:style-name="Table19.B1" table:number-columns-spanned="2" office:value-type="string">
            <text:p text:style-name="HTML_20_Preformatted"><text:span text:style-name="T4">class F 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P1"/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F f1 = new F();</text:span></text:p>
            <text:p text:style-name="HTML_20_Preformatted"><text:span text:style-name="T4"><text:s text:c="16"/>System.out.println(f1.i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  <table:covered-table-cell/>
        </table:table-row>
        <table:table-row table:style-name="Table19.1">
          <table:table-cell table:style-name="Table19.A2" table:number-columns-spanned="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5">A.</text:span></text:span><draw:frame text:anchor-type="as-char" draw:z-index="5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0</text:span></text:p>
                </table:table-cell>
              </table:table-row>
            </table:table>
            <text:p text:style-name="P2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19.1">
          <table:table-cell table:style-name="Table19.A1" table:number-columns-spanned="2" office:value-type="string">
            <text:p text:style-name="Standard"><text:span text:style-name="T1">7.</text:span></text:p>
          </table:table-cell>
          <table:covered-table-cell/>
          <table:table-cell table:style-name="Table19.B1" office:value-type="string">
            <text:p text:style-name="HTML_20_Preformatted"><text:span text:style-name="T4">package src;</text:span></text:p>
            <text:p text:style-name="HTML_20_Preformatted"><text:span text:style-name="T4">class G </text:span></text:p>
            <text:p text:style-name="HTML_20_Preformatted"><text:span text:style-name="T4">{</text:span></text:p>
            <text:p text:style-name="HTML_20_Preformatted"><text:span text:style-name="T4"><text:s text:c="8"/>void test(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from test");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main begin");</text:span></text:p>
            <text:p text:style-name="HTML_20_Preformatted"><text:span text:style-name="T4"><text:s text:c="16"/>G g1 = new G();</text:span></text:p>
            <text:p text:style-name="HTML_20_Preformatted"><text:span text:style-name="T4"><text:s text:c="16"/>g1.test();</text:span></text:p>
            <text:p text:style-name="HTML_20_Preformatted"><text:span text:style-name="T4"><text:s text:c="16"/>System.out.println("main end"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19.1">
          <table:table-cell table:style-name="Table19.A4" table:number-columns-spanned="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5">A.</text:span></text:span><draw:frame text:anchor-type="as-char" draw:z-index="6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 begin</text:span></text:p>
                  <text:p text:style-name="HTML_20_Preformatted"><text:span text:style-name="T4">from test</text:span></text:p>
                  <text:p text:style-name="HTML_20_Preformatted"><text:span text:style-name="T4">main end</text:span></text:p>
                </table:table-cell>
              </table:table-row>
            </table:table>
            <text:p text:style-name="P2"><text:soft-page-break/>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T4"/></text:p>
                </table:table-cell>
              </table:table-row>
            </table:table>
            <text:p text:style-name="P2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HTML_20_Preformatted"><text:span text:style-name="T4"/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</table:table>
      <text:p text:style-name="P4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Standard"><text:span text:style-name="T1">8.</text:span></text:p>
          </table:table-cell>
          <table:table-cell table:style-name="Table24.B1" office:value-type="string">
            <text:p text:style-name="HTML_20_Preformatted"><text:span text:style-name="T4">class H </text:span></text:p>
            <text:p text:style-name="HTML_20_Preformatted"><text:span text:style-name="T4">{</text:span></text:p>
            <text:p text:style-name="HTML_20_Preformatted"><text:span text:style-name="T4"><text:s text:c="8"/>void test()</text:span></text:p>
            <text:p text:style-name="HTML_20_Preformatted"><text:span text:style-name="T4"><text:s text:c="8"/>{</text:span></text:p>
            <text:p text:style-name="HTML_20_Preformatted"><text:span text:style-name="T4"><text:s text:c="8"/>}</text:span></text:p>
            <text:p text:style-name="P1"/>
            <text:p text:style-name="HTML_20_Preformatted"><text:span text:style-name="T4"><text:s text:c="8"/>static</text:span></text:p>
            <text:p text:style-name="HTML_20_Preformatted"><text:span text:style-name="T4"><text:s text:c="8"/>{</text:span></text:p>
            <text:p text:style-name="HTML_20_Preformatted"><text:span text:style-name="T4"><text:s text:c="16"/>H h1 = new H();</text:span></text:p>
            <text:p text:style-name="HTML_20_Preformatted"><text:span text:style-name="T4"><text:s text:c="16"/>h1.test(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  <text:p text:style-name="HTML_20_Preformatted"><text:span text:style-name="T4">/* Find out whether it compiles successfully are not? */</text:span><text:span text:style-name="T7">Q2177</text:span></text:p>
          </table:table-cell>
        </table:table-row>
        <table:table-row table:style-name="Table24.1">
          <table:table-cell table:style-name="Table24.A2" table:number-columns-spanned="2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5">A.</text:span></text:span><draw:frame text:anchor-type="as-char" draw:z-index="7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Yes</text:span></text:p>
                </table:table-cell>
              </table:table-row>
            </table:table>
            <text:p text:style-name="P2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1">9.</text:span></text:p>
          </table:table-cell>
          <table:table-cell table:style-name="Table24.B1" office:value-type="string">
            <text:p text:style-name="HTML_20_Preformatted"><text:span text:style-name="T4">class I </text:span></text:p>
            <text:p text:style-name="HTML_20_Preformatted"><text:span text:style-name="T4">{</text:span></text:p>
            <text:p text:style-name="HTML_20_Preformatted"><text:span text:style-name="T4"><text:s text:c="8"/>int x;</text:span></text:p>
            <text:p text:style-name="HTML_20_Preformatted"><text:span text:style-name="T4"><text:s text:c="8"/>static void test()</text:span></text:p>
            <text:p text:style-name="HTML_20_Preformatted"><text:span text:style-name="T4"><text:s text:c="8"/>{</text:span></text:p>
            <text:p text:style-name="HTML_20_Preformatted"><text:span text:style-name="T4"><text:s text:c="16"/>I obj = new I();</text:span></text:p>
            <text:p text:style-name="HTML_20_Preformatted"><text:span text:style-name="T4"><text:s text:c="16"/>System.out.println(obj.x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  <text:p text:style-name="HTML_20_Preformatted"><text:span text:style-name="T4">/* Find out whether it compiles successfully are not? */</text:span></text:p>
          </table:table-cell>
        </table:table-row>
        <table:table-row table:style-name="Table24.1">
          <table:table-cell table:style-name="Table24.A4" table:number-columns-spanned="2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5">A.</text:span></text:span><draw:frame text:anchor-type="as-char" draw:z-index="8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Yes</text:span></text:p>
                </table:table-cell>
              </table:table-row>
            </table:table>
            <text:p text:style-name="P2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Standard"><text:span text:style-name="T1">10.</text:span></text:p>
          </table:table-cell>
          <table:table-cell table:style-name="Table31.B1" office:value-type="string">
            <text:p text:style-name="HTML_20_Preformatted"><text:span text:style-name="T4">class J </text:span></text:p>
            <text:p text:style-name="HTML_20_Preformatted"><text:span text:style-name="T4">{</text:span></text:p>
            <text:p text:style-name="HTML_20_Preformatted"><text:span text:style-name="T4"><text:s text:c="8"/>int x;</text:span></text:p>
            <text:p text:style-name="HTML_20_Preformatted"><text:span text:style-name="T4"><text:s text:c="8"/></text:span></text:p>
            <text:p text:style-name="HTML_20_Preformatted"><text:soft-page-break/><text:span text:style-name="T4"><text:s text:c="8"/>static</text:span></text:p>
            <text:p text:style-name="HTML_20_Preformatted"><text:span text:style-name="T4"><text:s text:c="8"/>{</text:span></text:p>
            <text:p text:style-name="HTML_20_Preformatted"><text:span text:style-name="T4"><text:s text:c="16"/>J ref = new J();</text:span></text:p>
            <text:p text:style-name="HTML_20_Preformatted"><text:span text:style-name="T4"><text:s text:c="16"/>System.out.println(ref.x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  <text:p text:style-name="HTML_20_Preformatted"><text:span text:style-name="T4">/* Find out whether it compiles successfully are not? */</text:span><text:span text:style-name="T7">Q2179</text:span></text:p>
          </table:table-cell>
        </table:table-row>
        <table:table-row table:style-name="Table31.1">
          <table:table-cell table:style-name="Table31.A2" table:number-columns-spanned="2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5">A.</text:span></text:span><draw:frame text:anchor-type="as-char" draw:z-index="9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Yes</text:span></text:p>
                </table:table-cell>
              </table:table-row>
            </table:table>
            <text:p text:style-name="P2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31.1">
          <table:table-cell table:style-name="Table31.A1" office:value-type="string">
            <text:p text:style-name="Standard"><text:span text:style-name="T1">11.</text:span></text:p>
          </table:table-cell>
          <table:table-cell table:style-name="Table31.B1" office:value-type="string">
            <text:p text:style-name="HTML_20_Preformatted"><text:span text:style-name="T4">class K 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P1"/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K k1 = new K();</text:span></text:p>
            <text:p text:style-name="HTML_20_Preformatted"><text:span text:style-name="T4"><text:s text:c="16"/>System.out.println(k1.i);</text:span></text:p>
            <text:p text:style-name="HTML_20_Preformatted"><text:span text:style-name="T4"><text:s text:c="16"/>k1.i = 20;</text:span></text:p>
            <text:p text:style-name="HTML_20_Preformatted"><text:span text:style-name="T4"><text:s text:c="16"/>System.out.println(k1.i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31.1">
          <table:table-cell table:style-name="Table31.A4" table:number-columns-spanned="2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Standard"><text:span text:style-name="pd-r10"><text:span text:style-name="T5">B.</text:span></text:span><draw:frame text:anchor-type="as-char" draw:z-index="10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0</text:span></text:p>
                  <text:p text:style-name="HTML_20_Preformatted"><text:span text:style-name="T4">20</text:span></text:p>
                </table:table-cell>
              </table:table-row>
            </table:table>
            <text:p text:style-name="P2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Standard"><text:span text:style-name="T1">12.</text:span></text:p>
          </table:table-cell>
          <table:table-cell table:style-name="Table40.B1" office:value-type="string">
            <text:p text:style-name="HTML_20_Preformatted"><text:span text:style-name="T4">class L </text:span></text:p>
            <text:p text:style-name="HTML_20_Preformatted"><text:span text:style-name="T4">{</text:span></text:p>
            <text:p text:style-name="HTML_20_Preformatted"><text:span text:style-name="T4"><text:s text:c="8"/>void test(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from test");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oft-page-break/><text:span text:style-name="T4"><text:s text:c="8"/>{</text:span></text:p>
            <text:p text:style-name="HTML_20_Preformatted"><text:span text:style-name="T4"><text:s text:c="16"/>System.out.println("main begin");</text:span></text:p>
            <text:p text:style-name="HTML_20_Preformatted"><text:span text:style-name="T4"><text:s text:c="16"/>L ref = new L();</text:span></text:p>
            <text:p text:style-name="HTML_20_Preformatted"><text:span text:style-name="T4"><text:s text:c="16"/>ref.test();</text:span></text:p>
            <text:p text:style-name="HTML_20_Preformatted"><text:span text:style-name="T4"><text:s text:c="16"/>System.out.println("-----------");</text:span></text:p>
            <text:p text:style-name="HTML_20_Preformatted"><text:span text:style-name="T4"><text:s text:c="16"/>ref.test();</text:span></text:p>
            <text:p text:style-name="HTML_20_Preformatted"><text:span text:style-name="T4"><text:s text:c="16"/>System.out.println("-----------");</text:span></text:p>
            <text:p text:style-name="HTML_20_Preformatted"><text:span text:style-name="T4"><text:s text:c="16"/>ref.test();</text:span></text:p>
            <text:p text:style-name="HTML_20_Preformatted"><text:span text:style-name="T4"><text:s text:c="16"/>System.out.println("-----------");</text:span></text:p>
            <text:p text:style-name="HTML_20_Preformatted"><text:span text:style-name="T4"><text:s text:c="16"/>System.out.println("main end"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40.1">
          <table:table-cell table:style-name="Table40.A2" table:number-columns-spanned="2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Standard"><text:span text:style-name="pd-r10"><text:span text:style-name="T5">C.</text:span></text:span><draw:frame text:anchor-type="as-char" draw:z-index="11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 begin</text:span></text:p>
                  <text:p text:style-name="HTML_20_Preformatted"><text:span text:style-name="T4">from test</text:span></text:p>
                  <text:p text:style-name="HTML_20_Preformatted"><text:span text:style-name="T4">-----------</text:span></text:p>
                  <text:p text:style-name="HTML_20_Preformatted"><text:span text:style-name="T4">from test</text:span></text:p>
                  <text:p text:style-name="HTML_20_Preformatted"><text:span text:style-name="T4">-----------</text:span></text:p>
                  <text:p text:style-name="HTML_20_Preformatted"><text:span text:style-name="T4">from test</text:span></text:p>
                  <text:p text:style-name="HTML_20_Preformatted"><text:span text:style-name="T4">-----------</text:span></text:p>
                  <text:p text:style-name="HTML_20_Preformatted"><text:span text:style-name="T4">main end</text:span></text:p>
                </table:table-cell>
              </table:table-row>
            </table:table>
            <text:p text:style-name="P2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HTML_20_Preformatted"><text:span text:style-name="T4"/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40.1">
          <table:table-cell table:style-name="Table40.A1" office:value-type="string">
            <text:p text:style-name="Standard"><text:span text:style-name="T1">13.</text:span></text:p>
          </table:table-cell>
          <table:table-cell table:style-name="Table40.B1" office:value-type="string">
            <text:p text:style-name="HTML_20_Preformatted"><text:span text:style-name="T4">class M 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M m1 = new M();</text:span></text:p>
            <text:p text:style-name="HTML_20_Preformatted"><text:span text:style-name="T4"><text:s text:c="16"/>M m2 = m1;</text:span></text:p>
            <text:p text:style-name="HTML_20_Preformatted"><text:span text:style-name="T4"><text:s text:c="16"/>System.out.println(m1.i);</text:span></text:p>
            <text:p text:style-name="HTML_20_Preformatted"><text:span text:style-name="T4"><text:s text:c="16"/>System.out.println(m2.i);</text:span></text:p>
            <text:p text:style-name="HTML_20_Preformatted"><text:span text:style-name="T4"><text:s text:c="16"/>m1.i = 10;</text:span></text:p>
            <text:p text:style-name="HTML_20_Preformatted"><text:span text:style-name="T4"><text:s text:c="16"/>System.out.println(m1.i);</text:span></text:p>
            <text:p text:style-name="HTML_20_Preformatted"><text:span text:style-name="T4"><text:s text:c="16"/>System.out.println(m2.i);</text:span></text:p>
            <text:p text:style-name="HTML_20_Preformatted"><text:span text:style-name="T4"><text:s text:c="16"/>m2.i = 20;</text:span></text:p>
            <text:p text:style-name="HTML_20_Preformatted"><text:span text:style-name="T4"><text:s text:c="16"/>System.out.println(m1.i);</text:span></text:p>
            <text:p text:style-name="HTML_20_Preformatted"><text:span text:style-name="T4"><text:s text:c="16"/>System.out.println(m2.i);</text:span></text:p>
            <text:p text:style-name="HTML_20_Preformatted"><text:span text:style-name="T4"><text:s text:c="8"/>}</text:span></text:p>
            <text:p text:style-name="HTML_20_Preformatted"><text:soft-page-break/><text:span text:style-name="T4">}</text:span></text:p>
            <text:p text:style-name="P1"/>
          </table:table-cell>
        </table:table-row>
        <table:table-row table:style-name="Table40.1">
          <table:table-cell table:style-name="Table40.A4" table:number-columns-spanned="2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Standard"><text:span text:style-name="pd-r10"><text:span text:style-name="T5">B.</text:span></text:span><draw:frame text:anchor-type="as-char" draw:z-index="12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0</text:span></text:p>
                  <text:p text:style-name="HTML_20_Preformatted"><text:span text:style-name="T4">0</text:span></text:p>
                  <text:p text:style-name="HTML_20_Preformatted"><text:span text:style-name="T4">10</text:span></text:p>
                  <text:p text:style-name="HTML_20_Preformatted"><text:span text:style-name="T4">10</text:span></text:p>
                  <text:p text:style-name="HTML_20_Preformatted"><text:span text:style-name="T4">20</text:span></text:p>
                  <text:p text:style-name="HTML_20_Preformatted"><text:span text:style-name="T4">20</text:span></text:p>
                </table:table-cell>
              </table:table-row>
            </table:table>
            <text:p text:style-name="P2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Standard"><text:span text:style-name="T1">14.</text:span></text:p>
          </table:table-cell>
          <table:table-cell table:style-name="Table49.B1" office:value-type="string">
            <text:p text:style-name="HTML_20_Preformatted"><text:span text:style-name="T4">class N 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N n1 = new N();</text:span></text:p>
            <text:p text:style-name="HTML_20_Preformatted"><text:span text:style-name="T4"><text:s text:c="16"/>N n2 = n1;</text:span></text:p>
            <text:p text:style-name="HTML_20_Preformatted"><text:span text:style-name="T4"><text:s text:c="16"/>N n3 = n2;</text:span></text:p>
            <text:p text:style-name="HTML_20_Preformatted"><text:span text:style-name="T4"><text:s text:c="16"/>N n4 = n1;</text:span></text:p>
            <text:p text:style-name="HTML_20_Preformatted"><text:span text:style-name="T4"><text:s text:c="16"/>N n5 = n3;</text:span></text:p>
            <text:p text:style-name="HTML_20_Preformatted"><text:span text:style-name="T4"><text:s text:c="16"/>n4.i = 20;</text:span></text:p>
            <text:p text:style-name="HTML_20_Preformatted"><text:span text:style-name="T4"><text:s text:c="16"/>System.out.println(n1.i);</text:span></text:p>
            <text:p text:style-name="HTML_20_Preformatted"><text:span text:style-name="T4"><text:s text:c="16"/>System.out.println(n2.i);</text:span></text:p>
            <text:p text:style-name="HTML_20_Preformatted"><text:span text:style-name="T4"><text:s text:c="16"/>System.out.println(n3.i);</text:span></text:p>
            <text:p text:style-name="HTML_20_Preformatted"><text:span text:style-name="T4"><text:s text:c="16"/>System.out.println(n4.i);</text:span></text:p>
            <text:p text:style-name="HTML_20_Preformatted"><text:span text:style-name="T4"><text:s text:c="16"/>System.out.println(n5.i);</text:span></text:p>
            <text:p text:style-name="HTML_20_Preformatted"><text:span text:style-name="T4"><text:s text:c="16"/>n2.i += 20;</text:span></text:p>
            <text:p text:style-name="HTML_20_Preformatted"><text:span text:style-name="T4"><text:s text:c="16"/>System.out.println(n1.i); </text:span></text:p>
            <text:p text:style-name="HTML_20_Preformatted"><text:span text:style-name="T4"><text:s text:c="16"/>System.out.println(n2.i); </text:span></text:p>
            <text:p text:style-name="HTML_20_Preformatted"><text:span text:style-name="T4"><text:s text:c="16"/>System.out.println(n3.i); </text:span></text:p>
            <text:p text:style-name="HTML_20_Preformatted"><text:span text:style-name="T4"><text:s text:c="16"/>System.out.println(n4.i); </text:span></text:p>
            <text:p text:style-name="HTML_20_Preformatted"><text:span text:style-name="T4"><text:s text:c="16"/>System.out.println(n5.i); 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49.1">
          <table:table-cell table:style-name="Table49.A2" table:number-columns-spanned="2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Standard"><text:soft-page-break/><text:span text:style-name="pd-r10"><text:span text:style-name="T5">B.</text:span></text:span><draw:frame text:anchor-type="as-char" draw:z-index="13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20</text:span></text:p>
                  <text:p text:style-name="HTML_20_Preformatted"><text:span text:style-name="T4">20</text:span></text:p>
                  <text:p text:style-name="HTML_20_Preformatted"><text:span text:style-name="T4">20</text:span></text:p>
                  <text:p text:style-name="HTML_20_Preformatted"><text:span text:style-name="T4">20</text:span></text:p>
                  <text:p text:style-name="HTML_20_Preformatted"><text:span text:style-name="T4">20</text:span></text:p>
                  <text:p text:style-name="HTML_20_Preformatted"><text:span text:style-name="T4">40</text:span></text:p>
                  <text:p text:style-name="HTML_20_Preformatted"><text:span text:style-name="T4">40</text:span></text:p>
                  <text:p text:style-name="HTML_20_Preformatted"><text:span text:style-name="T4">40</text:span></text:p>
                  <text:p text:style-name="HTML_20_Preformatted"><text:span text:style-name="T4">40</text:span></text:p>
                  <text:p text:style-name="HTML_20_Preformatted"><text:span text:style-name="T4">40</text:span></text:p>
                </table:table-cell>
              </table:table-row>
            </table:table>
            <text:p text:style-name="P2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49.1">
          <table:table-cell table:style-name="Table49.A1" office:value-type="string">
            <text:p text:style-name="Standard"><text:span text:style-name="T1">15.</text:span></text:p>
          </table:table-cell>
          <table:table-cell table:style-name="Table49.B1" office:value-type="string">
            <text:p text:style-name="HTML_20_Preformatted"><text:span text:style-name="T4">class O 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O ref1 = new O();</text:span></text:p>
            <text:p text:style-name="HTML_20_Preformatted"><text:span text:style-name="T4"><text:s text:c="16"/>ref1.i = 10;</text:span></text:p>
            <text:p text:style-name="HTML_20_Preformatted"><text:span text:style-name="T4"><text:s text:c="16"/>O ref2 = new O();</text:span></text:p>
            <text:p text:style-name="HTML_20_Preformatted"><text:span text:style-name="T4"><text:s text:c="16"/>ref2.i = 20;</text:span></text:p>
            <text:p text:style-name="HTML_20_Preformatted"><text:span text:style-name="T4"><text:s text:c="16"/>O ref3 = new O();</text:span></text:p>
            <text:p text:style-name="HTML_20_Preformatted"><text:span text:style-name="T4"><text:s text:c="16"/>ref3.i = 30;</text:span></text:p>
            <text:p text:style-name="HTML_20_Preformatted"><text:span text:style-name="T4"><text:s text:c="16"/>System.out.println(ref1.i);</text:span></text:p>
            <text:p text:style-name="HTML_20_Preformatted"><text:span text:style-name="T4"><text:s text:c="16"/>System.out.println(ref2.i);</text:span></text:p>
            <text:p text:style-name="HTML_20_Preformatted"><text:span text:style-name="T4"><text:s text:c="16"/>System.out.println(ref3.i);</text:span></text:p>
            <text:p text:style-name="HTML_20_Preformatted"><text:span text:style-name="T4"><text:s text:c="16"/>ref2.i = ref1.i + ref3.i; </text:span></text:p>
            <text:p text:style-name="HTML_20_Preformatted"><text:span text:style-name="T4"><text:s text:c="16"/>System.out.println(ref1.i);</text:span></text:p>
            <text:p text:style-name="HTML_20_Preformatted"><text:span text:style-name="T4"><text:s text:c="16"/>System.out.println(ref2.i);</text:span></text:p>
            <text:p text:style-name="HTML_20_Preformatted"><text:span text:style-name="T4"><text:s text:c="16"/>System.out.println(ref3.i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49.1">
          <table:table-cell table:style-name="Table49.A4" table:number-columns-spanned="2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Standard"><text:soft-page-break/><text:span text:style-name="pd-r10"><text:span text:style-name="T5">C.</text:span></text:span><draw:frame text:anchor-type="as-char" draw:z-index="14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10</text:span></text:p>
                  <text:p text:style-name="HTML_20_Preformatted"><text:span text:style-name="T4">20</text:span></text:p>
                  <text:p text:style-name="HTML_20_Preformatted"><text:span text:style-name="T4">30</text:span></text:p>
                  <text:p text:style-name="HTML_20_Preformatted"><text:span text:style-name="T4">10</text:span></text:p>
                  <text:p text:style-name="HTML_20_Preformatted"><text:span text:style-name="T4">40</text:span></text:p>
                  <text:p text:style-name="HTML_20_Preformatted"><text:span text:style-name="T4">30</text:span></text:p>
                </table:table-cell>
              </table:table-row>
            </table:table>
            <text:p text:style-name="P2"/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HTML_20_Preformatted"><text:span text:style-name="T4"/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Standard"><text:span text:style-name="T1">16.</text:span></text:p>
          </table:table-cell>
          <table:table-cell table:style-name="Table58.B1" office:value-type="string">
            <text:p text:style-name="HTML_20_Preformatted"><text:span text:style-name="T4">class P 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public static void test(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test begin");</text:span></text:p>
            <text:p text:style-name="HTML_20_Preformatted"><text:span text:style-name="T4"><text:s text:c="16"/>P obj = new P();</text:span></text:p>
            <text:p text:style-name="HTML_20_Preformatted"><text:span text:style-name="T4"><text:s text:c="16"/>System.out.println(obj.i);</text:span></text:p>
            <text:p text:style-name="HTML_20_Preformatted"><text:span text:style-name="T4"><text:s text:c="16"/>obj.i = 10;</text:span></text:p>
            <text:p text:style-name="HTML_20_Preformatted"><text:span text:style-name="T4"><text:s text:c="16"/>System.out.println(obj.i);</text:span></text:p>
            <text:p text:style-name="HTML_20_Preformatted"><text:span text:style-name="T4"><text:s text:c="16"/>System.out.println("test end");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main begin");</text:span></text:p>
            <text:p text:style-name="HTML_20_Preformatted"><text:span text:style-name="T4"><text:s text:c="16"/>test();</text:span></text:p>
            <text:p text:style-name="HTML_20_Preformatted"><text:span text:style-name="T4"><text:s text:c="16"/>System.out.println("main end"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58.1">
          <table:table-cell table:style-name="Table58.A2" table:number-columns-spanned="2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Standard"><text:span text:style-name="pd-r10"><text:span text:style-name="T5">A.</text:span></text:span><draw:frame text:anchor-type="as-char" draw:z-index="15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 begin</text:span></text:p>
                  <text:p text:style-name="HTML_20_Preformatted"><text:span text:style-name="T4">test begin</text:span></text:p>
                  <text:p text:style-name="HTML_20_Preformatted"><text:span text:style-name="T4">0</text:span></text:p>
                  <text:p text:style-name="HTML_20_Preformatted"><text:span text:style-name="T4">10</text:span></text:p>
                  <text:p text:style-name="HTML_20_Preformatted"><text:span text:style-name="T4">test end</text:span></text:p>
                  <text:p text:style-name="HTML_20_Preformatted"><text:span text:style-name="T4">main end</text:span></text:p>
                </table:table-cell>
              </table:table-row>
            </table:table>
            <text:p text:style-name="P2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Standard"><text:span text:style-name="pd-r10"><text:span text:style-name="T6"/></text:span></text:p>
                </table:table-cell>
              </table:table-row>
              <table:table-row table:style-name="Table53.1">
                <table:table-cell table:style-name="Table53.A1" office:value-type="string">
                  <text:p text:style-name="Standard"/>
                </table:table-cell>
              </table:table-row>
            </table:table>
            <text:p text:style-name="P3"/>
          </table:table-cell>
          <table:covered-table-cell/>
        </table:table-row>
        <text:soft-page-break/>
        <table:table-row table:style-name="Table58.1">
          <table:table-cell table:style-name="Table58.A1" office:value-type="string">
            <text:p text:style-name="Standard"><text:span text:style-name="T1">17.</text:span></text:p>
          </table:table-cell>
          <table:table-cell table:style-name="Table58.B1" office:value-type="string">
            <text:p text:style-name="HTML_20_Preformatted"><text:span text:style-name="T4">class Q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public static void test(Q obj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test begin");</text:span></text:p>
            <text:p text:style-name="HTML_20_Preformatted"><text:span text:style-name="T4"><text:s text:c="16"/>System.out.println("c:" + obj.i);</text:span></text:p>
            <text:p text:style-name="HTML_20_Preformatted"><text:span text:style-name="T4"><text:s text:c="16"/>obj.i = 10;</text:span></text:p>
            <text:p text:style-name="HTML_20_Preformatted"><text:span text:style-name="T4"><text:s text:c="16"/>System.out.println("d:" + obj.i);</text:span></text:p>
            <text:p text:style-name="HTML_20_Preformatted"><text:span text:style-name="T4"><text:s text:c="16"/>System.out.println("test end");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main begin");</text:span></text:p>
            <text:p text:style-name="HTML_20_Preformatted"><text:span text:style-name="T4"><text:s text:c="16"/>Q ref = new Q();</text:span></text:p>
            <text:p text:style-name="HTML_20_Preformatted"><text:span text:style-name="T4"><text:s text:c="16"/>ref.i = 5;</text:span></text:p>
            <text:p text:style-name="HTML_20_Preformatted"><text:span text:style-name="T4"><text:s text:c="16"/>System.out.println("a:" + ref.i);</text:span></text:p>
            <text:p text:style-name="HTML_20_Preformatted"><text:span text:style-name="T4"><text:s text:c="16"/>test(ref);</text:span></text:p>
            <text:p text:style-name="HTML_20_Preformatted"><text:span text:style-name="T4"><text:s text:c="16"/>System.out.println("b:" + ref.i);</text:span></text:p>
            <text:p text:style-name="HTML_20_Preformatted"><text:span text:style-name="T4"><text:s text:c="16"/>System.out.println("main end"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58.1">
          <table:table-cell table:style-name="Table58.A4" table:number-columns-spanned="2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Standard"><text:span text:style-name="pd-r10"><text:span text:style-name="T5">B.</text:span></text:span><draw:frame text:anchor-type="as-char" draw:z-index="16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 begin</text:span></text:p>
                  <text:p text:style-name="HTML_20_Preformatted"><text:span text:style-name="T4">a:5</text:span></text:p>
                  <text:p text:style-name="HTML_20_Preformatted"><text:span text:style-name="T4">test begin</text:span></text:p>
                  <text:p text:style-name="HTML_20_Preformatted"><text:span text:style-name="T4">c:5</text:span></text:p>
                  <text:p text:style-name="HTML_20_Preformatted"><text:span text:style-name="T4">d:10</text:span></text:p>
                  <text:p text:style-name="HTML_20_Preformatted"><text:span text:style-name="T4">test end</text:span></text:p>
                  <text:p text:style-name="HTML_20_Preformatted"><text:span text:style-name="T4">b:10</text:span></text:p>
                  <text:p text:style-name="HTML_20_Preformatted"><text:span text:style-name="T4">main end</text:span></text:p>
                </table:table-cell>
              </table:table-row>
            </table:table>
            <text:p text:style-name="P2"/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Standard"><text:span text:style-name="T1">18.</text:span></text:p>
          </table:table-cell>
          <table:table-cell table:style-name="Table67.B1" office:value-type="string">
            <text:p text:style-name="HTML_20_Preformatted"><text:span text:style-name="T4">class R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public static R test(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test begin");</text:span></text:p>
            <text:p text:style-name="HTML_20_Preformatted"><text:soft-page-break/><text:span text:style-name="T4"><text:s text:c="16"/>R obj = new R();</text:span></text:p>
            <text:p text:style-name="HTML_20_Preformatted"><text:span text:style-name="T4"><text:s text:c="16"/>System.out.println("c:" + obj.i);</text:span></text:p>
            <text:p text:style-name="HTML_20_Preformatted"><text:span text:style-name="T4"><text:s text:c="16"/>obj.i = 10;</text:span></text:p>
            <text:p text:style-name="HTML_20_Preformatted"><text:span text:style-name="T4"><text:s text:c="16"/>System.out.println("d:" + obj.i);</text:span></text:p>
            <text:p text:style-name="HTML_20_Preformatted"><text:span text:style-name="T4"><text:s text:c="16"/>System.out.println("test end");</text:span></text:p>
            <text:p text:style-name="HTML_20_Preformatted"><text:span text:style-name="T4"><text:s text:c="16"/>return obj;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main begin");</text:span></text:p>
            <text:p text:style-name="HTML_20_Preformatted"><text:span text:style-name="T4"><text:s text:c="16"/>R ref = test();</text:span></text:p>
            <text:p text:style-name="HTML_20_Preformatted"><text:span text:style-name="T4"><text:s text:c="16"/>System.out.println("a:" + ref.i);</text:span></text:p>
            <text:p text:style-name="HTML_20_Preformatted"><text:span text:style-name="T4"><text:s text:c="16"/>System.out.println("main end"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67.1">
          <table:table-cell table:style-name="Table67.A2" table:number-columns-spanned="2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5">A.</text:span></text:span><draw:frame text:anchor-type="as-char" draw:z-index="17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 begin</text:span></text:p>
                  <text:p text:style-name="HTML_20_Preformatted"><text:span text:style-name="T4">test begin</text:span></text:p>
                  <text:p text:style-name="HTML_20_Preformatted"><text:span text:style-name="T4">c:0</text:span></text:p>
                  <text:p text:style-name="HTML_20_Preformatted"><text:span text:style-name="T4">d:10</text:span></text:p>
                  <text:p text:style-name="HTML_20_Preformatted"><text:span text:style-name="T4">test end</text:span></text:p>
                  <text:p text:style-name="HTML_20_Preformatted"><text:span text:style-name="T4">a:10</text:span></text:p>
                  <text:p text:style-name="HTML_20_Preformatted"><text:span text:style-name="T4">main end</text:span></text:p>
                </table:table-cell>
              </table:table-row>
            </table:table>
            <text:p text:style-name="P2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67.1">
          <table:table-cell table:style-name="Table67.A1" office:value-type="string">
            <text:p text:style-name="Standard"><text:span text:style-name="T1">19.</text:span></text:p>
          </table:table-cell>
          <table:table-cell table:style-name="Table67.B1" office:value-type="string">
            <text:p text:style-name="HTML_20_Preformatted"><text:span text:style-name="T4">class S </text:span></text:p>
            <text:p text:style-name="HTML_20_Preformatted"><text:span text:style-name="T4">{</text:span></text:p>
            <text:p text:style-name="HTML_20_Preformatted"><text:span text:style-name="T4"><text:s text:c="8"/>void test(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test:" + this);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S s1 = new S();</text:span></text:p>
            <text:p text:style-name="HTML_20_Preformatted"><text:span text:style-name="T4"><text:s text:c="16"/>System.out.println("main:" + s1);</text:span></text:p>
            <text:p text:style-name="HTML_20_Preformatted"><text:span text:style-name="T4"><text:s text:c="16"/>s1.test(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67.1">
          <table:table-cell table:style-name="Table67.A4" table:number-columns-spanned="2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5">A.</text:span></text:span><draw:frame text:anchor-type="as-char" draw:z-index="18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:0</text:span></text:p>
                  <text:p text:style-name="HTML_20_Preformatted"><text:span text:style-name="T4">test:src.S@15db9</text:span></text:p>
                </table:table-cell>
              </table:table-row>
            </table:table>
            <text:p text:style-name="P2"><text:soft-page-break/></text:p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Standard"><text:span text:style-name="pd-r10"><text:span text:style-name="T5">B.</text:span></text:span><draw:frame text:anchor-type="as-char" draw:z-index="19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:src.S@15db9742</text:span></text:p>
                  <text:p text:style-name="HTML_20_Preformatted"><text:span text:style-name="T4">test:src.S@15db9742</text:span></text:p>
                </table:table-cell>
              </table:table-row>
            </table:table>
            <text:p text:style-name="P2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Standard"><text:span text:style-name="T1">20.</text:span></text:p>
          </table:table-cell>
          <table:table-cell table:style-name="Table76.B1" office:value-type="string">
            <text:p text:style-name="HTML_20_Preformatted"><text:span text:style-name="T4">class T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void test()</text:span></text:p>
            <text:p text:style-name="HTML_20_Preformatted"><text:span text:style-name="T4"><text:s text:c="8"/>{</text:span></text:p>
            <text:p text:style-name="HTML_20_Preformatted"><text:span text:style-name="T4"><text:s text:c="16"/>System.out.println("test:" + this.i);</text:span></text:p>
            <text:p text:style-name="HTML_20_Preformatted"><text:span text:style-name="T4"><text:s text:c="16"/>this.i = 20;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T t1 = new T();</text:span></text:p>
            <text:p text:style-name="HTML_20_Preformatted"><text:span text:style-name="T4"><text:s text:c="16"/>t1.i = 10;</text:span></text:p>
            <text:p text:style-name="HTML_20_Preformatted"><text:span text:style-name="T4"><text:s text:c="16"/>System.out.println("main1:" + t1.i);</text:span></text:p>
            <text:p text:style-name="HTML_20_Preformatted"><text:span text:style-name="T4"><text:s text:c="16"/>t1.test();</text:span></text:p>
            <text:p text:style-name="HTML_20_Preformatted"><text:span text:style-name="T4"><text:s text:c="16"/>System.out.println("main2:" + t1.i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76.1">
          <table:table-cell table:style-name="Table76.A2" table:number-columns-spanned="2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pan text:style-name="pd-r10"><text:span text:style-name="T5">A.</text:span></text:span><draw:frame text:anchor-type="as-char" draw:z-index="20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1:10</text:span></text:p>
                  <text:p text:style-name="HTML_20_Preformatted"><text:span text:style-name="T4">test:10</text:span></text:p>
                  <text:p text:style-name="HTML_20_Preformatted"><text:span text:style-name="T4">main2:20</text:span></text:p>
                </table:table-cell>
              </table:table-row>
            </table:table>
            <text:p text:style-name="P2"/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76.1">
          <table:table-cell table:style-name="Table76.A1" office:value-type="string">
            <text:p text:style-name="Standard"><text:span text:style-name="T1">21.</text:span></text:p>
          </table:table-cell>
          <table:table-cell table:style-name="Table76.B1" office:value-type="string">
            <text:p text:style-name="HTML_20_Preformatted"><text:span text:style-name="T4">package src; </text:span></text:p>
            <text:p text:style-name="HTML_20_Preformatted"><text:span text:style-name="T4">class U</text:span></text:p>
            <text:p text:style-name="HTML_20_Preformatted"><text:span text:style-name="T4">{</text:span></text:p>
            <text:p text:style-name="HTML_20_Preformatted"><text:span text:style-name="T4"><text:s text:c="8"/>int i;</text:span></text:p>
            <text:p text:style-name="HTML_20_Preformatted"><text:span text:style-name="T4"><text:s text:c="8"/>void test()</text:span></text:p>
            <text:p text:style-name="HTML_20_Preformatted"><text:span text:style-name="T4"><text:s text:c="8"/>{</text:span></text:p>
            <text:p text:style-name="HTML_20_Preformatted"><text:soft-page-break/><text:span text:style-name="T4"><text:s text:c="16"/>System.out.println("test:" + i);</text:span></text:p>
            <text:p text:style-name="HTML_20_Preformatted"><text:span text:style-name="T4"><text:s text:c="16"/>i = 20;</text:span></text:p>
            <text:p text:style-name="HTML_20_Preformatted"><text:span text:style-name="T4"><text:s text:c="8"/>}</text:span></text:p>
            <text:p text:style-name="HTML_20_Preformatted"><text:span text:style-name="T4"><text:s text:c="8"/>public static void main(String[] args) </text:span></text:p>
            <text:p text:style-name="HTML_20_Preformatted"><text:span text:style-name="T4"><text:s text:c="8"/>{</text:span></text:p>
            <text:p text:style-name="HTML_20_Preformatted"><text:span text:style-name="T4"><text:s text:c="16"/>U obj = new U();</text:span></text:p>
            <text:p text:style-name="HTML_20_Preformatted"><text:span text:style-name="T4"><text:s text:c="16"/>obj.i = 10;</text:span></text:p>
            <text:p text:style-name="HTML_20_Preformatted"><text:span text:style-name="T4"><text:s text:c="16"/>System.out.println("main1:" + obj.i);</text:span></text:p>
            <text:p text:style-name="HTML_20_Preformatted"><text:span text:style-name="T4"><text:s text:c="16"/>obj.test();</text:span></text:p>
            <text:p text:style-name="HTML_20_Preformatted"><text:span text:style-name="T4"><text:s text:c="16"/>System.out.println("main2:" + obj.i);</text:span></text:p>
            <text:p text:style-name="HTML_20_Preformatted"><text:span text:style-name="T4"><text:s text:c="8"/>}</text:span></text:p>
            <text:p text:style-name="HTML_20_Preformatted"><text:span text:style-name="T4">}</text:span></text:p>
            <text:p text:style-name="P1"/>
          </table:table-cell>
        </table:table-row>
        <table:table-row table:style-name="Table76.1">
          <table:table-cell table:style-name="Table76.A4" table:number-columns-spanned="2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Standard"><text:span text:style-name="pd-r10"><text:span text:style-name="T5">A.</text:span></text:span><draw:frame text:anchor-type="as-char" draw:z-index="21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main1:10</text:span></text:p>
                  <text:p text:style-name="HTML_20_Preformatted"><text:span text:style-name="T4">test:10</text:span></text:p>
                  <text:p text:style-name="HTML_20_Preformatted"><text:span text:style-name="T4">main2:20</text:span></text:p>
                </table:table-cell>
              </table:table-row>
            </table:table>
            <text:p text:style-name="P2"/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HTML_20_Preformatted"><text:span text:style-name="T4"/></text:p>
                </table:table-cell>
              </table:table-row>
            </table:table>
            <text:p text:style-name="P2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81" table:style-name="Table81">
        <table:table-column table:style-name="Table81.A"/>
        <table:table-column table:style-name="Table81.B"/>
        <table:table-row table:style-name="Table81.1">
          <table:table-cell table:style-name="Table81.A1" office:value-type="string">
            <text:p text:style-name="Standard"><text:span text:style-name="T1">22.</text:span></text:p>
          </table:table-cell>
          <table:table-cell table:style-name="Table81.B1" office:value-type="string">
            <text:p text:style-name="HTML_20_Preformatted"><text:span text:style-name="T4">Is it possible to to assign same reference to more than one object?</text:span></text:p>
          </table:table-cell>
        </table:table-row>
        <table:table-row table:style-name="Table81.1">
          <table:table-cell table:style-name="Table81.A2" table:number-columns-spanned="2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2"/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Standard"><text:span text:style-name="pd-r10"><text:span text:style-name="T5">B.</text:span></text:span><draw:frame text:anchor-type="as-char" draw:z-index="22" draw:style-name="gr1" draw:text-style-name="P7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No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81.1">
          <table:table-cell table:style-name="Table81.A1" office:value-type="string">
            <text:p text:style-name="Standard"><text:span text:style-name="T1">23.</text:span></text:p>
          </table:table-cell>
          <table:table-cell table:style-name="Table81.B1" office:value-type="string">
            <text:p text:style-name="HTML_20_Preformatted"><text:span text:style-name="T4">Same object can be refered by multiple references</text:span></text:p>
          </table:table-cell>
        </table:table-row>
        <table:table-row table:style-name="Table81.1">
          <table:table-cell table:style-name="Table81.A4" table:number-columns-spanned="2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Standard"><text:span text:style-name="pd-r10"><text:span text:style-name="T5">A.</text:span></text:span><draw:frame text:anchor-type="as-char" draw:z-index="23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Yes</text:span></text:p>
                </table:table-cell>
              </table:table-row>
            </table:table>
            <text:p text:style-name="P2"/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86" table:style-name="Table86">
        <table:table-column table:style-name="Table86.A"/>
        <table:table-column table:style-name="Table86.B"/>
        <text:soft-page-break/>
        <table:table-row table:style-name="Table86.1">
          <table:table-cell table:style-name="Table86.A1" office:value-type="string">
            <text:p text:style-name="Standard"><text:span text:style-name="T1">24.</text:span></text:p>
          </table:table-cell>
          <table:table-cell table:style-name="Table86.B1" office:value-type="string">
            <text:p text:style-name="HTML_20_Preformatted"><text:span text:style-name="T4">Is it possible to refer same object from the different methods?</text:span></text:p>
          </table:table-cell>
        </table:table-row>
        <table:table-row table:style-name="Table86.1">
          <table:table-cell table:style-name="Table86.A2" table:number-columns-spanned="2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Standard"><text:span text:style-name="pd-r10"><text:span text:style-name="T5">A.</text:span></text:span><draw:frame text:anchor-type="as-char" draw:z-index="24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Yes</text:span></text:p>
                </table:table-cell>
              </table:table-row>
            </table:table>
            <text:p text:style-name="P2"/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86.1">
          <table:table-cell table:style-name="Table86.A1" office:value-type="string">
            <text:p text:style-name="Standard"><text:span text:style-name="T1">25.</text:span></text:p>
          </table:table-cell>
          <table:table-cell table:style-name="Table86.B1" office:value-type="string">
            <text:p text:style-name="HTML_20_Preformatted"><text:span text:style-name="T4">is it possible to create more than one object to the same class?</text:span></text:p>
          </table:table-cell>
        </table:table-row>
        <table:table-row table:style-name="Table86.1">
          <table:table-cell table:style-name="Table86.A4" table:number-columns-spanned="2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Standard"><text:span text:style-name="pd-r10"><text:span text:style-name="T5">A.</text:span></text:span><draw:frame text:anchor-type="as-char" draw:z-index="25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Yes</text:span></text:p>
                </table:table-cell>
              </table:table-row>
            </table:table>
            <text:p text:style-name="P2"/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89" table:style-name="Table89">
        <table:table-column table:style-name="Table89.A"/>
        <table:table-column table:style-name="Table89.B"/>
        <table:table-row table:style-name="Table89.1">
          <table:table-cell table:style-name="Table89.A1" office:value-type="string">
            <text:p text:style-name="Standard"><text:span text:style-name="T1">26</text:span><text:bookmark text:name="_GoBack"/><text:span text:style-name="T1">.</text:span></text:p>
          </table:table-cell>
          <table:table-cell table:style-name="Table89.B1" office:value-type="string">
            <text:p text:style-name="HTML_20_Preformatted"><text:span text:style-name="T4">is it possible to supply reference of an object as an argument to a method while method is calling?</text:span></text:p>
          </table:table-cell>
        </table:table-row>
        <table:table-row table:style-name="Table89.1">
          <table:table-cell table:style-name="Table89.A2" table:number-columns-spanned="2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Standard"><text:span text:style-name="pd-r10"><text:span text:style-name="T5">A.</text:span></text:span><draw:frame text:anchor-type="as-char" draw:z-index="26" draw:style-name="gr1" draw:text-style-name="P7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4">Yes</text:span></text:p>
                </table:table-cell>
              </table:table-row>
            </table:table>
            <text:p text:style-name="P2"/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Standard"><text:span text:style-name="pd-r10"><text:span text:style-name="T6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13"/>Topic: Object_And_Reference_Variable_Questions</text:span></text:p>
      </style:header>
      <style:footer>
        <text:p text:style-name="Footer"><text:span text:style-name="MT1">©VIJAYS PROGRAMMI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0</meta:editing-cycles>
    <meta:creation-date>2022-11-22T17:12:00</meta:creation-date>
    <dc:date>2024-01-17T16:08:50.606591902</dc:date>
    <meta:editing-duration>PT1H5M41S</meta:editing-duration>
    <meta:generator>LibreOffice/6.4.7.2$Linux_X86_64 LibreOffice_project/40$Build-2</meta:generator>
    <meta:document-statistic meta:table-count="89" meta:image-count="0" meta:object-count="0" meta:page-count="14" meta:paragraph-count="452" meta:word-count="895" meta:character-count="8322" meta:non-whitespace-character-count="4885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